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9.1281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9.18104166666667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3.2279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3.4131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asure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5">
            <text:p>DMAOG</text:p>
          </table:table-cell>
          <table:covered-table-cell/>
          <table:table-cell office:value-type="string" table:number-columns-spanned="3" table:number-rows-spanned="1" table:style-name="ce5">
            <text:p>RDF4J-Beans</text:p>
          </table:table-cell>
          <table:covered-table-cell table:number-columns-repeated="2"/>
          <table:table-cell office:value-type="string" table:number-columns-spanned="2" table:number-rows-spanned="1" table:style-name="ce5">
            <text:p>Walder</text:p>
          </table:table-cell>
          <table:covered-table-cell/>
          <table:table-cell office:value-type="string" table:number-columns-spanned="2" table:number-rows-spanned="1" table:style-name="ce5">
            <text:p>LD-flex</text:p>
          </table:table-cell>
          <table:covered-table-cell/>
          <table:table-cell office:value-type="string" table:number-columns-spanned="2" table:number-rows-spanned="1" table:style-name="ce5">
            <text:p>LDKit</text:p>
          </table:table-cell>
          <table:covered-table-cell/>
          <table:table-cell office:value-type="string" table:number-columns-spanned="2" table:number-rows-spanned="1" table:style-name="ce5">
            <text:p>LDO</text:p>
          </table:table-cell>
          <table:covered-table-cell/>
          <table:table-cell table:number-columns-repeated="16370"/>
        </table:table-row>
        <table:table-row table:style-name="ro1">
          <table:table-cell table:style-name="ce3"/>
          <table:table-cell office:value-type="string" table:style-name="ce3">
            <text:p>All (x100)</text:p>
          </table:table-cell>
          <table:table-cell office:value-type="string" table:style-name="ce3">
            <text:p>Search by field (x100)</text:p>
          </table:table-cell>
          <table:table-cell office:value-type="string" table:style-name="ce3">
            <text:p>All (x1)</text:p>
          </table:table-cell>
          <table:table-cell office:value-type="string" table:style-name="ce3">
            <text:p>Search by field using already loaded in memory films (x1000000)</text:p>
          </table:table-cell>
          <table:table-cell office:value-type="string" table:style-name="ce3">
            <text:p>Search by field loading all first (x1)</text:p>
          </table:table-cell>
          <table:table-cell office:value-type="string" table:style-name="ce3">
            <text:p>All (x10)</text:p>
          </table:table-cell>
          <table:table-cell office:value-type="string" table:style-name="ce3">
            <text:p>Search by field (x1000)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Search by field</text:p>
          </table:table-cell>
          <table:table-cell office:value-type="string" table:style-name="ce3">
            <text:p>All (x100)</text:p>
          </table:table-cell>
          <table:table-cell office:value-type="string" table:style-name="ce3">
            <text:p>Search by field (x1000)</text:p>
          </table:table-cell>
          <table:table-cell office:value-type="string" table:style-name="ce3">
            <text:p>All (x10)</text:p>
          </table:table-cell>
          <table:table-cell office:value-type="string" table:style-name="ce3">
            <text:p>Search by field (x10)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19153" table:style-name="ce3">
            <text:p>19153</text:p>
          </table:table-cell>
          <table:table-cell office:value-type="float" office:value="4589" table:style-name="ce3">
            <text:p>4589</text:p>
          </table:table-cell>
          <table:table-cell office:value-type="float" office:value="190184" table:style-name="ce3">
            <text:p>190184</text:p>
          </table:table-cell>
          <table:table-cell office:value-type="float" office:value="4937" table:style-name="ce3">
            <text:p>4937</text:p>
          </table:table-cell>
          <table:table-cell office:value-type="float" office:value="197449" table:style-name="ce3">
            <text:p>197449</text:p>
          </table:table-cell>
          <table:table-cell office:value-type="float" office:value="13641" table:style-name="ce3">
            <text:p>13641</text:p>
          </table:table-cell>
          <table:table-cell office:value-type="float" office:value="7454" table:style-name="ce3">
            <text:p>7454</text:p>
          </table:table-cell>
          <table:table-cell office:value-type="float" office:value="454724" table:style-name="ce3">
            <text:p>454724</text:p>
          </table:table-cell>
          <table:table-cell office:value-type="float" office:value="85405" table:style-name="ce3">
            <text:p>85405</text:p>
          </table:table-cell>
          <table:table-cell office:value-type="float" office:value="15703" table:style-name="ce3">
            <text:p>15703</text:p>
          </table:table-cell>
          <table:table-cell office:value-type="float" office:value="6200" table:style-name="ce3">
            <text:p>6200</text:p>
          </table:table-cell>
          <table:table-cell office:value-type="float" office:value="85176" table:style-name="ce3">
            <text:p>85176</text:p>
          </table:table-cell>
          <table:table-cell office:value-type="float" office:value="96733" table:style-name="ce3">
            <text:p>96733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20205" table:style-name="ce3">
            <text:p>20205</text:p>
          </table:table-cell>
          <table:table-cell office:value-type="float" office:value="3591" table:style-name="ce3">
            <text:p>3591</text:p>
          </table:table-cell>
          <table:table-cell office:value-type="float" office:value="185939" table:style-name="ce3">
            <text:p>185939</text:p>
          </table:table-cell>
          <table:table-cell office:value-type="float" office:value="4799" table:style-name="ce3">
            <text:p>4799</text:p>
          </table:table-cell>
          <table:table-cell office:value-type="float" office:value="126015" table:style-name="ce3">
            <text:p>126015</text:p>
          </table:table-cell>
          <table:table-cell office:value-type="float" office:value="13413" table:style-name="ce3">
            <text:p>13413</text:p>
          </table:table-cell>
          <table:table-cell office:value-type="float" office:value="6069" table:style-name="ce3">
            <text:p>6069</text:p>
          </table:table-cell>
          <table:table-cell office:value-type="float" office:value="447694" table:style-name="ce3">
            <text:p>447694</text:p>
          </table:table-cell>
          <table:table-cell office:value-type="float" office:value="80373" table:style-name="ce3">
            <text:p>80373</text:p>
          </table:table-cell>
          <table:table-cell office:value-type="float" office:value="14873" table:style-name="ce3">
            <text:p>14873</text:p>
          </table:table-cell>
          <table:table-cell office:value-type="float" office:value="5741" table:style-name="ce3">
            <text:p>5741</text:p>
          </table:table-cell>
          <table:table-cell office:value-type="float" office:value="136841" table:style-name="ce3">
            <text:p>136841</text:p>
          </table:table-cell>
          <table:table-cell office:value-type="float" office:value="87338" table:style-name="ce3">
            <text:p>87338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30021" table:style-name="ce3">
            <text:p>30021</text:p>
          </table:table-cell>
          <table:table-cell office:value-type="float" office:value="4053" table:style-name="ce3">
            <text:p>4053</text:p>
          </table:table-cell>
          <table:table-cell office:value-type="float" office:value="190021" table:style-name="ce3">
            <text:p>190021</text:p>
          </table:table-cell>
          <table:table-cell office:value-type="float" office:value="4703" table:style-name="ce3">
            <text:p>4703</text:p>
          </table:table-cell>
          <table:table-cell office:value-type="float" office:value="102906" table:style-name="ce3">
            <text:p>102906</text:p>
          </table:table-cell>
          <table:table-cell office:value-type="float" office:value="13108" table:style-name="ce3">
            <text:p>13108</text:p>
          </table:table-cell>
          <table:table-cell office:value-type="float" office:value="5437" table:style-name="ce3">
            <text:p>5437</text:p>
          </table:table-cell>
          <table:table-cell office:value-type="float" office:value="367957" table:style-name="ce3">
            <text:p>367957</text:p>
          </table:table-cell>
          <table:table-cell office:value-type="float" office:value="71526" table:style-name="ce3">
            <text:p>71526</text:p>
          </table:table-cell>
          <table:table-cell office:value-type="float" office:value="16505" table:style-name="ce3">
            <text:p>16505</text:p>
          </table:table-cell>
          <table:table-cell office:value-type="float" office:value="6383" table:style-name="ce3">
            <text:p>6383</text:p>
          </table:table-cell>
          <table:table-cell office:value-type="float" office:value="140538" table:style-name="ce3">
            <text:p>140538</text:p>
          </table:table-cell>
          <table:table-cell office:value-type="float" office:value="83164" table:style-name="ce3">
            <text:p>83164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29936" table:style-name="ce3">
            <text:p>29936</text:p>
          </table:table-cell>
          <table:table-cell office:value-type="float" office:value="3667" table:style-name="ce3">
            <text:p>3667</text:p>
          </table:table-cell>
          <table:table-cell office:value-type="float" office:value="157883" table:style-name="ce3">
            <text:p>157883</text:p>
          </table:table-cell>
          <table:table-cell office:value-type="float" office:value="4948" table:style-name="ce3">
            <text:p>4948</text:p>
          </table:table-cell>
          <table:table-cell office:value-type="float" office:value="102907" table:style-name="ce3">
            <text:p>102907</text:p>
          </table:table-cell>
          <table:table-cell office:value-type="float" office:value="12882" table:style-name="ce3">
            <text:p>12882</text:p>
          </table:table-cell>
          <table:table-cell office:value-type="float" office:value="5423" table:style-name="ce3">
            <text:p>5423</text:p>
          </table:table-cell>
          <table:table-cell office:value-type="float" office:value="475638" table:style-name="ce3">
            <text:p>475638</text:p>
          </table:table-cell>
          <table:table-cell office:value-type="float" office:value="81599" table:style-name="ce3">
            <text:p>81599</text:p>
          </table:table-cell>
          <table:table-cell office:value-type="float" office:value="14648" table:style-name="ce3">
            <text:p>14648</text:p>
          </table:table-cell>
          <table:table-cell office:value-type="float" office:value="6758" table:style-name="ce3">
            <text:p>6758</text:p>
          </table:table-cell>
          <table:table-cell office:value-type="float" office:value="153926" table:style-name="ce3">
            <text:p>153926</text:p>
          </table:table-cell>
          <table:table-cell office:value-type="float" office:value="86164" table:style-name="ce3">
            <text:p>86164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31983" table:style-name="ce3">
            <text:p>31983</text:p>
          </table:table-cell>
          <table:table-cell office:value-type="float" office:value="3786" table:style-name="ce3">
            <text:p>3786</text:p>
          </table:table-cell>
          <table:table-cell office:value-type="float" office:value="107816" table:style-name="ce3">
            <text:p>107816</text:p>
          </table:table-cell>
          <table:table-cell office:value-type="float" office:value="4907" table:style-name="ce3">
            <text:p>4907</text:p>
          </table:table-cell>
          <table:table-cell office:value-type="float" office:value="102228" table:style-name="ce3">
            <text:p>102228</text:p>
          </table:table-cell>
          <table:table-cell office:value-type="float" office:value="12893" table:style-name="ce3">
            <text:p>12893</text:p>
          </table:table-cell>
          <table:table-cell office:value-type="float" office:value="5689" table:style-name="ce3">
            <text:p>5689</text:p>
          </table:table-cell>
          <table:table-cell office:value-type="float" office:value="491882" table:style-name="ce3">
            <text:p>491882</text:p>
          </table:table-cell>
          <table:table-cell office:value-type="float" office:value="78584" table:style-name="ce3">
            <text:p>78584</text:p>
          </table:table-cell>
          <table:table-cell office:value-type="float" office:value="15209" table:style-name="ce3">
            <text:p>15209</text:p>
          </table:table-cell>
          <table:table-cell office:value-type="float" office:value="6028" table:style-name="ce3">
            <text:p>6028</text:p>
          </table:table-cell>
          <table:table-cell office:value-type="float" office:value="134612" table:style-name="ce3">
            <text:p>134612</text:p>
          </table:table-cell>
          <table:table-cell office:value-type="float" office:value="139007" table:style-name="ce3">
            <text:p>139007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28462" table:style-name="ce3">
            <text:p>28462</text:p>
          </table:table-cell>
          <table:table-cell office:value-type="float" office:value="3477" table:style-name="ce3">
            <text:p>3477</text:p>
          </table:table-cell>
          <table:table-cell office:value-type="float" office:value="100433" table:style-name="ce3">
            <text:p>100433</text:p>
          </table:table-cell>
          <table:table-cell office:value-type="float" office:value="5128" table:style-name="ce3">
            <text:p>5128</text:p>
          </table:table-cell>
          <table:table-cell office:value-type="float" office:value="97661" table:style-name="ce3">
            <text:p>97661</text:p>
          </table:table-cell>
          <table:table-cell office:value-type="float" office:value="12890" table:style-name="ce3">
            <text:p>12890</text:p>
          </table:table-cell>
          <table:table-cell office:value-type="float" office:value="7347" table:style-name="ce3">
            <text:p>7347</text:p>
          </table:table-cell>
          <table:table-cell office:value-type="float" office:value="456532" table:style-name="ce3">
            <text:p>456532</text:p>
          </table:table-cell>
          <table:table-cell office:value-type="float" office:value="78560" table:style-name="ce3">
            <text:p>78560</text:p>
          </table:table-cell>
          <table:table-cell office:value-type="float" office:value="14891" table:style-name="ce3">
            <text:p>14891</text:p>
          </table:table-cell>
          <table:table-cell office:value-type="float" office:value="5029" table:style-name="ce3">
            <text:p>5029</text:p>
          </table:table-cell>
          <table:table-cell office:value-type="float" office:value="134404" table:style-name="ce3">
            <text:p>134404</text:p>
          </table:table-cell>
          <table:table-cell office:value-type="float" office:value="142816" table:style-name="ce3">
            <text:p>142816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30200" table:style-name="ce3">
            <text:p>30200</text:p>
          </table:table-cell>
          <table:table-cell office:value-type="float" office:value="4153" table:style-name="ce3">
            <text:p>4153</text:p>
          </table:table-cell>
          <table:table-cell office:value-type="float" office:value="94618" table:style-name="ce3">
            <text:p>94618</text:p>
          </table:table-cell>
          <table:table-cell office:value-type="float" office:value="5278" table:style-name="ce3">
            <text:p>5278</text:p>
          </table:table-cell>
          <table:table-cell office:value-type="float" office:value="95807" table:style-name="ce3">
            <text:p>95807</text:p>
          </table:table-cell>
          <table:table-cell office:value-type="float" office:value="12721" table:style-name="ce3">
            <text:p>12721</text:p>
          </table:table-cell>
          <table:table-cell office:value-type="float" office:value="8228" table:style-name="ce3">
            <text:p>8228</text:p>
          </table:table-cell>
          <table:table-cell office:value-type="float" office:value="270423" table:style-name="ce3">
            <text:p>270423</text:p>
          </table:table-cell>
          <table:table-cell office:value-type="float" office:value="74029" table:style-name="ce3">
            <text:p>74029</text:p>
          </table:table-cell>
          <table:table-cell office:value-type="float" office:value="16938" table:style-name="ce3">
            <text:p>16938</text:p>
          </table:table-cell>
          <table:table-cell office:value-type="float" office:value="5233" table:style-name="ce3">
            <text:p>5233</text:p>
          </table:table-cell>
          <table:table-cell office:value-type="float" office:value="146178" table:style-name="ce3">
            <text:p>146178</text:p>
          </table:table-cell>
          <table:table-cell office:value-type="float" office:value="136489" table:style-name="ce3">
            <text:p>136489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31869" table:style-name="ce3">
            <text:p>31869</text:p>
          </table:table-cell>
          <table:table-cell office:value-type="float" office:value="3835" table:style-name="ce3">
            <text:p>3835</text:p>
          </table:table-cell>
          <table:table-cell office:value-type="float" office:value="94551" table:style-name="ce3">
            <text:p>94551</text:p>
          </table:table-cell>
          <table:table-cell office:value-type="float" office:value="5023" table:style-name="ce3">
            <text:p>5023</text:p>
          </table:table-cell>
          <table:table-cell office:value-type="float" office:value="102293" table:style-name="ce3">
            <text:p>102293</text:p>
          </table:table-cell>
          <table:table-cell office:value-type="float" office:value="12958" table:style-name="ce3">
            <text:p>12958</text:p>
          </table:table-cell>
          <table:table-cell office:value-type="float" office:value="8001" table:style-name="ce3">
            <text:p>8001</text:p>
          </table:table-cell>
          <table:table-cell office:value-type="float" office:value="257988" table:style-name="ce3">
            <text:p>257988</text:p>
          </table:table-cell>
          <table:table-cell office:value-type="float" office:value="75128" table:style-name="ce3">
            <text:p>75128</text:p>
          </table:table-cell>
          <table:table-cell office:value-type="float" office:value="20885" table:style-name="ce3">
            <text:p>20885</text:p>
          </table:table-cell>
          <table:table-cell office:value-type="float" office:value="5632" table:style-name="ce3">
            <text:p>5632</text:p>
          </table:table-cell>
          <table:table-cell office:value-type="float" office:value="92668" table:style-name="ce3">
            <text:p>92668</text:p>
          </table:table-cell>
          <table:table-cell office:value-type="float" office:value="73988" table:style-name="ce3">
            <text:p>73988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31113" table:style-name="ce3">
            <text:p>31113</text:p>
          </table:table-cell>
          <table:table-cell office:value-type="float" office:value="3827" table:style-name="ce3">
            <text:p>3827</text:p>
          </table:table-cell>
          <table:table-cell office:value-type="float" office:value="113557" table:style-name="ce3">
            <text:p>113557</text:p>
          </table:table-cell>
          <table:table-cell office:value-type="float" office:value="4857" table:style-name="ce3">
            <text:p>4857</text:p>
          </table:table-cell>
          <table:table-cell office:value-type="float" office:value="104951" table:style-name="ce3">
            <text:p>104951</text:p>
          </table:table-cell>
          <table:table-cell office:value-type="float" office:value="12949" table:style-name="ce3">
            <text:p>12949</text:p>
          </table:table-cell>
          <table:table-cell office:value-type="float" office:value="8026" table:style-name="ce3">
            <text:p>8026</text:p>
          </table:table-cell>
          <table:table-cell office:value-type="float" office:value="254766" table:style-name="ce3">
            <text:p>254766</text:p>
          </table:table-cell>
          <table:table-cell office:value-type="float" office:value="78762" table:style-name="ce3">
            <text:p>78762</text:p>
          </table:table-cell>
          <table:table-cell office:value-type="float" office:value="19795" table:style-name="ce3">
            <text:p>19795</text:p>
          </table:table-cell>
          <table:table-cell office:value-type="float" office:value="6707" table:style-name="ce3">
            <text:p>6707</text:p>
          </table:table-cell>
          <table:table-cell office:value-type="float" office:value="87608" table:style-name="ce3">
            <text:p>87608</text:p>
          </table:table-cell>
          <table:table-cell office:value-type="float" office:value="87560" table:style-name="ce3">
            <text:p>87560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30973" table:style-name="ce3">
            <text:p>30973</text:p>
          </table:table-cell>
          <table:table-cell office:value-type="float" office:value="3726" table:style-name="ce3">
            <text:p>3726</text:p>
          </table:table-cell>
          <table:table-cell office:value-type="float" office:value="96818" table:style-name="ce3">
            <text:p>96818</text:p>
          </table:table-cell>
          <table:table-cell office:value-type="float" office:value="4739" table:style-name="ce3">
            <text:p>4739</text:p>
          </table:table-cell>
          <table:table-cell office:value-type="float" office:value="103913" table:style-name="ce3">
            <text:p>103913</text:p>
          </table:table-cell>
          <table:table-cell office:value-type="float" office:value="12827" table:style-name="ce3">
            <text:p>12827</text:p>
          </table:table-cell>
          <table:table-cell office:value-type="float" office:value="7944" table:style-name="ce3">
            <text:p>7944</text:p>
          </table:table-cell>
          <table:table-cell office:value-type="float" office:value="259544" table:style-name="ce3">
            <text:p>259544</text:p>
          </table:table-cell>
          <table:table-cell office:value-type="float" office:value="78018" table:style-name="ce3">
            <text:p>78018</text:p>
          </table:table-cell>
          <table:table-cell office:value-type="float" office:value="17525" table:style-name="ce3">
            <text:p>17525</text:p>
          </table:table-cell>
          <table:table-cell office:value-type="float" office:value="6791" table:style-name="ce3">
            <text:p>6791</text:p>
          </table:table-cell>
          <table:table-cell office:value-type="float" office:value="84667" table:style-name="ce3">
            <text:p>84667</text:p>
          </table:table-cell>
          <table:table-cell office:value-type="float" office:value="85673" table:style-name="ce3">
            <text:p>85673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0453" table:style-name="ce3">
            <text:p>30453</text:p>
          </table:table-cell>
          <table:table-cell office:value-type="float" office:value="4151" table:style-name="ce3">
            <text:p>4151</text:p>
          </table:table-cell>
          <table:table-cell office:value-type="float" office:value="97566" table:style-name="ce3">
            <text:p>97566</text:p>
          </table:table-cell>
          <table:table-cell office:value-type="float" office:value="4958" table:style-name="ce3">
            <text:p>4958</text:p>
          </table:table-cell>
          <table:table-cell office:value-type="float" office:value="100573" table:style-name="ce3">
            <text:p>100573</text:p>
          </table:table-cell>
          <table:table-cell office:value-type="float" office:value="13149" table:style-name="ce3">
            <text:p>13149</text:p>
          </table:table-cell>
          <table:table-cell office:value-type="float" office:value="7904" table:style-name="ce3">
            <text:p>7904</text:p>
          </table:table-cell>
          <table:table-cell office:value-type="float" office:value="256665" table:style-name="ce3">
            <text:p>256665</text:p>
          </table:table-cell>
          <table:table-cell office:value-type="float" office:value="78452" table:style-name="ce3">
            <text:p>78452</text:p>
          </table:table-cell>
          <table:table-cell office:value-type="float" office:value="16201" table:style-name="ce3">
            <text:p>16201</text:p>
          </table:table-cell>
          <table:table-cell office:value-type="float" office:value="6839" table:style-name="ce3">
            <text:p>6839</text:p>
          </table:table-cell>
          <table:table-cell office:value-type="float" office:value="90568" table:style-name="ce3">
            <text:p>90568</text:p>
          </table:table-cell>
          <table:table-cell office:value-type="float" office:value="79656" table:style-name="ce3">
            <text:p>79656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0736" table:style-name="ce3">
            <text:p>30736</text:p>
          </table:table-cell>
          <table:table-cell office:value-type="float" office:value="3498" table:style-name="ce3">
            <text:p>3498</text:p>
          </table:table-cell>
          <table:table-cell office:value-type="float" office:value="97262" table:style-name="ce3">
            <text:p>97262</text:p>
          </table:table-cell>
          <table:table-cell office:value-type="float" office:value="4970" table:style-name="ce3">
            <text:p>4970</text:p>
          </table:table-cell>
          <table:table-cell office:value-type="float" office:value="103365" table:style-name="ce3">
            <text:p>103365</text:p>
          </table:table-cell>
          <table:table-cell office:value-type="float" office:value="12596" table:style-name="ce3">
            <text:p>12596</text:p>
          </table:table-cell>
          <table:table-cell office:value-type="float" office:value="8118" table:style-name="ce3">
            <text:p>8118</text:p>
          </table:table-cell>
          <table:table-cell office:value-type="float" office:value="258985" table:style-name="ce3">
            <text:p>258985</text:p>
          </table:table-cell>
          <table:table-cell office:value-type="float" office:value="79887" table:style-name="ce3">
            <text:p>79887</text:p>
          </table:table-cell>
          <table:table-cell office:value-type="float" office:value="14705" table:style-name="ce3">
            <text:p>14705</text:p>
          </table:table-cell>
          <table:table-cell office:value-type="float" office:value="6603" table:style-name="ce3">
            <text:p>6603</text:p>
          </table:table-cell>
          <table:table-cell office:value-type="float" office:value="81995" table:style-name="ce3">
            <text:p>81995</text:p>
          </table:table-cell>
          <table:table-cell office:value-type="float" office:value="87141" table:style-name="ce3">
            <text:p>8714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0884" table:style-name="ce3">
            <text:p>30884</text:p>
          </table:table-cell>
          <table:table-cell office:value-type="float" office:value="3946" table:style-name="ce3">
            <text:p>3946</text:p>
          </table:table-cell>
          <table:table-cell office:value-type="float" office:value="94509" table:style-name="ce3">
            <text:p>94509</text:p>
          </table:table-cell>
          <table:table-cell office:value-type="float" office:value="4783" table:style-name="ce3">
            <text:p>4783</text:p>
          </table:table-cell>
          <table:table-cell office:value-type="float" office:value="100642" table:style-name="ce3">
            <text:p>100642</text:p>
          </table:table-cell>
          <table:table-cell office:value-type="float" office:value="12410" table:style-name="ce3">
            <text:p>12410</text:p>
          </table:table-cell>
          <table:table-cell office:value-type="float" office:value="7883" table:style-name="ce3">
            <text:p>7883</text:p>
          </table:table-cell>
          <table:table-cell office:value-type="float" office:value="297808" table:style-name="ce3">
            <text:p>297808</text:p>
          </table:table-cell>
          <table:table-cell office:value-type="float" office:value="80761" table:style-name="ce3">
            <text:p>80761</text:p>
          </table:table-cell>
          <table:table-cell office:value-type="float" office:value="14603" table:style-name="ce3">
            <text:p>14603</text:p>
          </table:table-cell>
          <table:table-cell office:value-type="float" office:value="6543" table:style-name="ce3">
            <text:p>6543</text:p>
          </table:table-cell>
          <table:table-cell office:value-type="float" office:value="88636" table:style-name="ce3">
            <text:p>88636</text:p>
          </table:table-cell>
          <table:table-cell office:value-type="float" office:value="103710" table:style-name="ce3">
            <text:p>10371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8539" table:style-name="ce3">
            <text:p>28539</text:p>
          </table:table-cell>
          <table:table-cell office:value-type="float" office:value="3776" table:style-name="ce3">
            <text:p>3776</text:p>
          </table:table-cell>
          <table:table-cell office:value-type="float" office:value="94660" table:style-name="ce3">
            <text:p>94660</text:p>
          </table:table-cell>
          <table:table-cell office:value-type="float" office:value="4643" table:style-name="ce3">
            <text:p>4643</text:p>
          </table:table-cell>
          <table:table-cell office:value-type="float" office:value="96485" table:style-name="ce3">
            <text:p>96485</text:p>
          </table:table-cell>
          <table:table-cell office:value-type="float" office:value="12644" table:style-name="ce3">
            <text:p>12644</text:p>
          </table:table-cell>
          <table:table-cell office:value-type="float" office:value="8175" table:style-name="ce3">
            <text:p>8175</text:p>
          </table:table-cell>
          <table:table-cell office:value-type="float" office:value="344496" table:style-name="ce3">
            <text:p>344496</text:p>
          </table:table-cell>
          <table:table-cell office:value-type="float" office:value="78396" table:style-name="ce3">
            <text:p>78396</text:p>
          </table:table-cell>
          <table:table-cell office:value-type="float" office:value="14719" table:style-name="ce3">
            <text:p>14719</text:p>
          </table:table-cell>
          <table:table-cell office:value-type="float" office:value="6527" table:style-name="ce3">
            <text:p>6527</text:p>
          </table:table-cell>
          <table:table-cell office:value-type="float" office:value="93807" table:style-name="ce3">
            <text:p>93807</text:p>
          </table:table-cell>
          <table:table-cell office:value-type="float" office:value="96920" table:style-name="ce3">
            <text:p>9692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4456" table:style-name="ce3">
            <text:p>24456</text:p>
          </table:table-cell>
          <table:table-cell office:value-type="float" office:value="4000" table:style-name="ce3">
            <text:p>4000</text:p>
          </table:table-cell>
          <table:table-cell office:value-type="float" office:value="94683" table:style-name="ce3">
            <text:p>94683</text:p>
          </table:table-cell>
          <table:table-cell office:value-type="float" office:value="5202" table:style-name="ce3">
            <text:p>5202</text:p>
          </table:table-cell>
          <table:table-cell office:value-type="float" office:value="99228" table:style-name="ce3">
            <text:p>99228</text:p>
          </table:table-cell>
          <table:table-cell office:value-type="float" office:value="12590" table:style-name="ce3">
            <text:p>12590</text:p>
          </table:table-cell>
          <table:table-cell office:value-type="float" office:value="8339" table:style-name="ce3">
            <text:p>8339</text:p>
          </table:table-cell>
          <table:table-cell office:value-type="float" office:value="468067" table:style-name="ce3">
            <text:p>468067</text:p>
          </table:table-cell>
          <table:table-cell office:value-type="float" office:value="81233" table:style-name="ce3">
            <text:p>81233</text:p>
          </table:table-cell>
          <table:table-cell office:value-type="float" office:value="14712" table:style-name="ce3">
            <text:p>14712</text:p>
          </table:table-cell>
          <table:table-cell office:value-type="float" office:value="7027" table:style-name="ce3">
            <text:p>7027</text:p>
          </table:table-cell>
          <table:table-cell office:value-type="float" office:value="90939" table:style-name="ce3">
            <text:p>90939</text:p>
          </table:table-cell>
          <table:table-cell office:value-type="float" office:value="93466" table:style-name="ce3">
            <text:p>9346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8176" table:style-name="ce3">
            <text:p>28176</text:p>
          </table:table-cell>
          <table:table-cell office:value-type="float" office:value="3969" table:style-name="ce3">
            <text:p>3969</text:p>
          </table:table-cell>
          <table:table-cell office:value-type="float" office:value="104504" table:style-name="ce3">
            <text:p>104504</text:p>
          </table:table-cell>
          <table:table-cell office:value-type="float" office:value="5179" table:style-name="ce3">
            <text:p>5179</text:p>
          </table:table-cell>
          <table:table-cell office:value-type="float" office:value="103522" table:style-name="ce3">
            <text:p>103522</text:p>
          </table:table-cell>
          <table:table-cell office:value-type="float" office:value="13291" table:style-name="ce3">
            <text:p>13291</text:p>
          </table:table-cell>
          <table:table-cell office:value-type="float" office:value="8275" table:style-name="ce3">
            <text:p>8275</text:p>
          </table:table-cell>
          <table:table-cell office:value-type="float" office:value="464795" table:style-name="ce3">
            <text:p>464795</text:p>
          </table:table-cell>
          <table:table-cell office:value-type="float" office:value="74037" table:style-name="ce3">
            <text:p>74037</text:p>
          </table:table-cell>
          <table:table-cell office:value-type="float" office:value="14945" table:style-name="ce3">
            <text:p>14945</text:p>
          </table:table-cell>
          <table:table-cell office:value-type="float" office:value="6739" table:style-name="ce3">
            <text:p>6739</text:p>
          </table:table-cell>
          <table:table-cell office:value-type="float" office:value="93874" table:style-name="ce3">
            <text:p>93874</text:p>
          </table:table-cell>
          <table:table-cell office:value-type="float" office:value="114054" table:style-name="ce3">
            <text:p>11405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428" table:style-name="ce3">
            <text:p>29428</text:p>
          </table:table-cell>
          <table:table-cell office:value-type="float" office:value="3753" table:style-name="ce3">
            <text:p>3753</text:p>
          </table:table-cell>
          <table:table-cell office:value-type="float" office:value="107973" table:style-name="ce3">
            <text:p>107973</text:p>
          </table:table-cell>
          <table:table-cell office:value-type="float" office:value="4948" table:style-name="ce3">
            <text:p>4948</text:p>
          </table:table-cell>
          <table:table-cell office:value-type="float" office:value="103031" table:style-name="ce3">
            <text:p>103031</text:p>
          </table:table-cell>
          <table:table-cell office:value-type="float" office:value="12740" table:style-name="ce3">
            <text:p>12740</text:p>
          </table:table-cell>
          <table:table-cell office:value-type="float" office:value="8298" table:style-name="ce3">
            <text:p>8298</text:p>
          </table:table-cell>
          <table:table-cell office:value-type="float" office:value="453070" table:style-name="ce3">
            <text:p>453070</text:p>
          </table:table-cell>
          <table:table-cell office:value-type="float" office:value="82169" table:style-name="ce3">
            <text:p>82169</text:p>
          </table:table-cell>
          <table:table-cell office:value-type="float" office:value="15761" table:style-name="ce3">
            <text:p>15761</text:p>
          </table:table-cell>
          <table:table-cell office:value-type="float" office:value="6951" table:style-name="ce3">
            <text:p>6951</text:p>
          </table:table-cell>
          <table:table-cell office:value-type="float" office:value="79731" table:style-name="ce3">
            <text:p>79731</text:p>
          </table:table-cell>
          <table:table-cell office:value-type="float" office:value="144549" table:style-name="ce3">
            <text:p>14454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1680" table:style-name="ce3">
            <text:p>31680</text:p>
          </table:table-cell>
          <table:table-cell office:value-type="float" office:value="4454" table:style-name="ce3">
            <text:p>4454</text:p>
          </table:table-cell>
          <table:table-cell office:value-type="float" office:value="99653" table:style-name="ce3">
            <text:p>99653</text:p>
          </table:table-cell>
          <table:table-cell office:value-type="float" office:value="4992" table:style-name="ce3">
            <text:p>4992</text:p>
          </table:table-cell>
          <table:table-cell office:value-type="float" office:value="101546" table:style-name="ce3">
            <text:p>101546</text:p>
          </table:table-cell>
          <table:table-cell office:value-type="float" office:value="12955" table:style-name="ce3">
            <text:p>12955</text:p>
          </table:table-cell>
          <table:table-cell office:value-type="float" office:value="8956" table:style-name="ce3">
            <text:p>8956</text:p>
          </table:table-cell>
          <table:table-cell office:value-type="float" office:value="473191" table:style-name="ce3">
            <text:p>473191</text:p>
          </table:table-cell>
          <table:table-cell office:value-type="float" office:value="91023" table:style-name="ce3">
            <text:p>91023</text:p>
          </table:table-cell>
          <table:table-cell office:value-type="float" office:value="15864" table:style-name="ce3">
            <text:p>15864</text:p>
          </table:table-cell>
          <table:table-cell office:value-type="float" office:value="6721" table:style-name="ce3">
            <text:p>6721</text:p>
          </table:table-cell>
          <table:table-cell office:value-type="float" office:value="88113" table:style-name="ce3">
            <text:p>88113</text:p>
          </table:table-cell>
          <table:table-cell office:value-type="float" office:value="141329" table:style-name="ce3">
            <text:p>14132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175" table:style-name="ce3">
            <text:p>30175</text:p>
          </table:table-cell>
          <table:table-cell office:value-type="float" office:value="4361" table:style-name="ce3">
            <text:p>4361</text:p>
          </table:table-cell>
          <table:table-cell office:value-type="float" office:value="94860" table:style-name="ce3">
            <text:p>94860</text:p>
          </table:table-cell>
          <table:table-cell office:value-type="float" office:value="4920" table:style-name="ce3">
            <text:p>4920</text:p>
          </table:table-cell>
          <table:table-cell office:value-type="float" office:value="179579" table:style-name="ce3">
            <text:p>179579</text:p>
          </table:table-cell>
          <table:table-cell office:value-type="float" office:value="12813" table:style-name="ce3">
            <text:p>12813</text:p>
          </table:table-cell>
          <table:table-cell office:value-type="float" office:value="8289" table:style-name="ce3">
            <text:p>8289</text:p>
          </table:table-cell>
          <table:table-cell office:value-type="float" office:value="451403" table:style-name="ce3">
            <text:p>451403</text:p>
          </table:table-cell>
          <table:table-cell office:value-type="float" office:value="71486" table:style-name="ce3">
            <text:p>71486</text:p>
          </table:table-cell>
          <table:table-cell office:value-type="float" office:value="15921" table:style-name="ce3">
            <text:p>15921</text:p>
          </table:table-cell>
          <table:table-cell office:value-type="float" office:value="6996" table:style-name="ce3">
            <text:p>6996</text:p>
          </table:table-cell>
          <table:table-cell office:value-type="float" office:value="96339" table:style-name="ce3">
            <text:p>96339</text:p>
          </table:table-cell>
          <table:table-cell office:value-type="float" office:value="122245" table:style-name="ce3">
            <text:p>122245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399" table:style-name="ce3">
            <text:p>29399</text:p>
          </table:table-cell>
          <table:table-cell office:value-type="float" office:value="4492" table:style-name="ce3">
            <text:p>4492</text:p>
          </table:table-cell>
          <table:table-cell office:value-type="float" office:value="110331" table:style-name="ce3">
            <text:p>110331</text:p>
          </table:table-cell>
          <table:table-cell office:value-type="float" office:value="4968" table:style-name="ce3">
            <text:p>4968</text:p>
          </table:table-cell>
          <table:table-cell office:value-type="float" office:value="190375" table:style-name="ce3">
            <text:p>190375</text:p>
          </table:table-cell>
          <table:table-cell office:value-type="float" office:value="13016" table:style-name="ce3">
            <text:p>13016</text:p>
          </table:table-cell>
          <table:table-cell office:value-type="float" office:value="8329" table:style-name="ce3">
            <text:p>8329</text:p>
          </table:table-cell>
          <table:table-cell office:value-type="float" office:value="297463" table:style-name="ce3">
            <text:p>297463</text:p>
          </table:table-cell>
          <table:table-cell office:value-type="float" office:value="76203" table:style-name="ce3">
            <text:p>76203</text:p>
          </table:table-cell>
          <table:table-cell office:value-type="float" office:value="15613" table:style-name="ce3">
            <text:p>15613</text:p>
          </table:table-cell>
          <table:table-cell office:value-type="float" office:value="6906" table:style-name="ce3">
            <text:p>6906</text:p>
          </table:table-cell>
          <table:table-cell office:value-type="float" office:value="153680" table:style-name="ce3">
            <text:p>153680</text:p>
          </table:table-cell>
          <table:table-cell office:value-type="float" office:value="74876" table:style-name="ce3">
            <text:p>7487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247" table:style-name="ce3">
            <text:p>29247</text:p>
          </table:table-cell>
          <table:table-cell office:value-type="float" office:value="4273" table:style-name="ce3">
            <text:p>4273</text:p>
          </table:table-cell>
          <table:table-cell office:value-type="float" office:value="126051" table:style-name="ce3">
            <text:p>126051</text:p>
          </table:table-cell>
          <table:table-cell office:value-type="float" office:value="4790" table:style-name="ce3">
            <text:p>4790</text:p>
          </table:table-cell>
          <table:table-cell office:value-type="float" office:value="192440" table:style-name="ce3">
            <text:p>192440</text:p>
          </table:table-cell>
          <table:table-cell office:value-type="float" office:value="14094" table:style-name="ce3">
            <text:p>14094</text:p>
          </table:table-cell>
          <table:table-cell office:value-type="float" office:value="8110" table:style-name="ce3">
            <text:p>8110</text:p>
          </table:table-cell>
          <table:table-cell office:value-type="float" office:value="256584" table:style-name="ce3">
            <text:p>256584</text:p>
          </table:table-cell>
          <table:table-cell office:value-type="float" office:value="76784" table:style-name="ce3">
            <text:p>76784</text:p>
          </table:table-cell>
          <table:table-cell office:value-type="float" office:value="15928" table:style-name="ce3">
            <text:p>15928</text:p>
          </table:table-cell>
          <table:table-cell office:value-type="float" office:value="6890" table:style-name="ce3">
            <text:p>6890</text:p>
          </table:table-cell>
          <table:table-cell office:value-type="float" office:value="155191" table:style-name="ce3">
            <text:p>155191</text:p>
          </table:table-cell>
          <table:table-cell office:value-type="float" office:value="79253" table:style-name="ce3">
            <text:p>7925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8845" table:style-name="ce3">
            <text:p>28845</text:p>
          </table:table-cell>
          <table:table-cell office:value-type="float" office:value="4585" table:style-name="ce3">
            <text:p>4585</text:p>
          </table:table-cell>
          <table:table-cell office:value-type="float" office:value="100523" table:style-name="ce3">
            <text:p>100523</text:p>
          </table:table-cell>
          <table:table-cell office:value-type="float" office:value="4895" table:style-name="ce3">
            <text:p>4895</text:p>
          </table:table-cell>
          <table:table-cell office:value-type="float" office:value="196168" table:style-name="ce3">
            <text:p>196168</text:p>
          </table:table-cell>
          <table:table-cell office:value-type="float" office:value="12949" table:style-name="ce3">
            <text:p>12949</text:p>
          </table:table-cell>
          <table:table-cell office:value-type="float" office:value="8517" table:style-name="ce3">
            <text:p>8517</text:p>
          </table:table-cell>
          <table:table-cell office:value-type="float" office:value="250073" table:style-name="ce3">
            <text:p>250073</text:p>
          </table:table-cell>
          <table:table-cell office:value-type="float" office:value="80285" table:style-name="ce3">
            <text:p>80285</text:p>
          </table:table-cell>
          <table:table-cell office:value-type="float" office:value="15741" table:style-name="ce3">
            <text:p>15741</text:p>
          </table:table-cell>
          <table:table-cell office:value-type="float" office:value="6569" table:style-name="ce3">
            <text:p>6569</text:p>
          </table:table-cell>
          <table:table-cell office:value-type="float" office:value="148634" table:style-name="ce3">
            <text:p>148634</text:p>
          </table:table-cell>
          <table:table-cell office:value-type="float" office:value="95503" table:style-name="ce3">
            <text:p>95503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30048" table:style-name="ce3">
            <text:p>30048</text:p>
          </table:table-cell>
          <table:table-cell office:value-type="float" office:value="4324" table:style-name="ce3">
            <text:p>4324</text:p>
          </table:table-cell>
          <table:table-cell office:value-type="float" office:value="108056" table:style-name="ce3">
            <text:p>108056</text:p>
          </table:table-cell>
          <table:table-cell office:value-type="float" office:value="4878" table:style-name="ce3">
            <text:p>4878</text:p>
          </table:table-cell>
          <table:table-cell office:value-type="float" office:value="189681" table:style-name="ce3">
            <text:p>189681</text:p>
          </table:table-cell>
          <table:table-cell office:value-type="float" office:value="12766" table:style-name="ce3">
            <text:p>12766</text:p>
          </table:table-cell>
          <table:table-cell office:value-type="float" office:value="8424" table:style-name="ce3">
            <text:p>8424</text:p>
          </table:table-cell>
          <table:table-cell office:value-type="float" office:value="238677" table:style-name="ce3">
            <text:p>238677</text:p>
          </table:table-cell>
          <table:table-cell office:value-type="float" office:value="78436" table:style-name="ce3">
            <text:p>78436</text:p>
          </table:table-cell>
          <table:table-cell office:value-type="float" office:value="15753" table:style-name="ce3">
            <text:p>15753</text:p>
          </table:table-cell>
          <table:table-cell office:value-type="float" office:value="6504" table:style-name="ce3">
            <text:p>6504</text:p>
          </table:table-cell>
          <table:table-cell office:value-type="float" office:value="94082" table:style-name="ce3">
            <text:p>94082</text:p>
          </table:table-cell>
          <table:table-cell office:value-type="float" office:value="140581" table:style-name="ce3">
            <text:p>140581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9354" table:style-name="ce3">
            <text:p>29354</text:p>
          </table:table-cell>
          <table:table-cell office:value-type="float" office:value="4314" table:style-name="ce3">
            <text:p>4314</text:p>
          </table:table-cell>
          <table:table-cell office:value-type="float" office:value="102003" table:style-name="ce3">
            <text:p>102003</text:p>
          </table:table-cell>
          <table:table-cell office:value-type="float" office:value="5114" table:style-name="ce3">
            <text:p>5114</text:p>
          </table:table-cell>
          <table:table-cell office:value-type="float" office:value="146343" table:style-name="ce3">
            <text:p>146343</text:p>
          </table:table-cell>
          <table:table-cell office:value-type="float" office:value="12616" table:style-name="ce3">
            <text:p>12616</text:p>
          </table:table-cell>
          <table:table-cell office:value-type="float" office:value="8510" table:style-name="ce3">
            <text:p>8510</text:p>
          </table:table-cell>
          <table:table-cell office:value-type="float" office:value="238486" table:style-name="ce3">
            <text:p>238486</text:p>
          </table:table-cell>
          <table:table-cell office:value-type="float" office:value="75911" table:style-name="ce3">
            <text:p>75911</text:p>
          </table:table-cell>
          <table:table-cell office:value-type="float" office:value="15855" table:style-name="ce3">
            <text:p>15855</text:p>
          </table:table-cell>
          <table:table-cell office:value-type="float" office:value="6895" table:style-name="ce3">
            <text:p>6895</text:p>
          </table:table-cell>
          <table:table-cell office:value-type="float" office:value="85646" table:style-name="ce3">
            <text:p>85646</text:p>
          </table:table-cell>
          <table:table-cell office:value-type="float" office:value="119424" table:style-name="ce3">
            <text:p>119424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9769" table:style-name="ce3">
            <text:p>29769</text:p>
          </table:table-cell>
          <table:table-cell office:value-type="float" office:value="4241" table:style-name="ce3">
            <text:p>4241</text:p>
          </table:table-cell>
          <table:table-cell office:value-type="float" office:value="187256" table:style-name="ce3">
            <text:p>187256</text:p>
          </table:table-cell>
          <table:table-cell office:value-type="float" office:value="4932" table:style-name="ce3">
            <text:p>4932</text:p>
          </table:table-cell>
          <table:table-cell office:value-type="float" office:value="100137" table:style-name="ce3">
            <text:p>100137</text:p>
          </table:table-cell>
          <table:table-cell office:value-type="float" office:value="12808" table:style-name="ce3">
            <text:p>12808</text:p>
          </table:table-cell>
          <table:table-cell office:value-type="float" office:value="8482" table:style-name="ce3">
            <text:p>8482</text:p>
          </table:table-cell>
          <table:table-cell office:value-type="float" office:value="237357" table:style-name="ce3">
            <text:p>237357</text:p>
          </table:table-cell>
          <table:table-cell office:value-type="float" office:value="78907" table:style-name="ce3">
            <text:p>78907</text:p>
          </table:table-cell>
          <table:table-cell office:value-type="float" office:value="16114" table:style-name="ce3">
            <text:p>16114</text:p>
          </table:table-cell>
          <table:table-cell office:value-type="float" office:value="6809" table:style-name="ce3">
            <text:p>6809</text:p>
          </table:table-cell>
          <table:table-cell office:value-type="float" office:value="86120" table:style-name="ce3">
            <text:p>86120</text:p>
          </table:table-cell>
          <table:table-cell office:value-type="float" office:value="133458" table:style-name="ce3">
            <text:p>133458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7925" table:style-name="ce3">
            <text:p>27925</text:p>
          </table:table-cell>
          <table:table-cell office:value-type="float" office:value="4200" table:style-name="ce3">
            <text:p>4200</text:p>
          </table:table-cell>
          <table:table-cell office:value-type="float" office:value="186261" table:style-name="ce3">
            <text:p>186261</text:p>
          </table:table-cell>
          <table:table-cell office:value-type="float" office:value="4778" table:style-name="ce3">
            <text:p>4778</text:p>
          </table:table-cell>
          <table:table-cell office:value-type="float" office:value="98614" table:style-name="ce3">
            <text:p>98614</text:p>
          </table:table-cell>
          <table:table-cell office:value-type="float" office:value="12810" table:style-name="ce3">
            <text:p>12810</text:p>
          </table:table-cell>
          <table:table-cell office:value-type="float" office:value="8847" table:style-name="ce3">
            <text:p>8847</text:p>
          </table:table-cell>
          <table:table-cell office:value-type="float" office:value="238073" table:style-name="ce3">
            <text:p>238073</text:p>
          </table:table-cell>
          <table:table-cell office:value-type="float" office:value="76147" table:style-name="ce3">
            <text:p>76147</text:p>
          </table:table-cell>
          <table:table-cell office:value-type="float" office:value="16246" table:style-name="ce3">
            <text:p>16246</text:p>
          </table:table-cell>
          <table:table-cell office:value-type="float" office:value="6646" table:style-name="ce3">
            <text:p>6646</text:p>
          </table:table-cell>
          <table:table-cell office:value-type="float" office:value="85762" table:style-name="ce3">
            <text:p>85762</text:p>
          </table:table-cell>
          <table:table-cell office:value-type="float" office:value="86205" table:style-name="ce3">
            <text:p>86205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1287" table:style-name="ce3">
            <text:p>21287</text:p>
          </table:table-cell>
          <table:table-cell office:value-type="float" office:value="3579" table:style-name="ce3">
            <text:p>3579</text:p>
          </table:table-cell>
          <table:table-cell office:value-type="float" office:value="191510" table:style-name="ce3">
            <text:p>191510</text:p>
          </table:table-cell>
          <table:table-cell office:value-type="float" office:value="4828" table:style-name="ce3">
            <text:p>4828</text:p>
          </table:table-cell>
          <table:table-cell office:value-type="float" office:value="103178" table:style-name="ce3">
            <text:p>103178</text:p>
          </table:table-cell>
          <table:table-cell office:value-type="float" office:value="12607" table:style-name="ce3">
            <text:p>12607</text:p>
          </table:table-cell>
          <table:table-cell office:value-type="float" office:value="8158" table:style-name="ce3">
            <text:p>8158</text:p>
          </table:table-cell>
          <table:table-cell office:value-type="float" office:value="237190" table:style-name="ce3">
            <text:p>237190</text:p>
          </table:table-cell>
          <table:table-cell office:value-type="float" office:value="79160" table:style-name="ce3">
            <text:p>79160</text:p>
          </table:table-cell>
          <table:table-cell office:value-type="float" office:value="16188" table:style-name="ce3">
            <text:p>16188</text:p>
          </table:table-cell>
          <table:table-cell office:value-type="float" office:value="6638" table:style-name="ce3">
            <text:p>6638</text:p>
          </table:table-cell>
          <table:table-cell office:value-type="float" office:value="114049" table:style-name="ce3">
            <text:p>114049</text:p>
          </table:table-cell>
          <table:table-cell office:value-type="float" office:value="140420" table:style-name="ce3">
            <text:p>14042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7064" table:style-name="ce3">
            <text:p>27064</text:p>
          </table:table-cell>
          <table:table-cell office:value-type="float" office:value="3907" table:style-name="ce3">
            <text:p>3907</text:p>
          </table:table-cell>
          <table:table-cell office:value-type="float" office:value="192755" table:style-name="ce3">
            <text:p>192755</text:p>
          </table:table-cell>
          <table:table-cell office:value-type="float" office:value="5080" table:style-name="ce3">
            <text:p>5080</text:p>
          </table:table-cell>
          <table:table-cell office:value-type="float" office:value="103662" table:style-name="ce3">
            <text:p>103662</text:p>
          </table:table-cell>
          <table:table-cell office:value-type="float" office:value="12369" table:style-name="ce3">
            <text:p>12369</text:p>
          </table:table-cell>
          <table:table-cell office:value-type="float" office:value="8652" table:style-name="ce3">
            <text:p>8652</text:p>
          </table:table-cell>
          <table:table-cell office:value-type="float" office:value="238239" table:style-name="ce3">
            <text:p>238239</text:p>
          </table:table-cell>
          <table:table-cell office:value-type="float" office:value="80220" table:style-name="ce3">
            <text:p>80220</text:p>
          </table:table-cell>
          <table:table-cell office:value-type="float" office:value="16268" table:style-name="ce3">
            <text:p>16268</text:p>
          </table:table-cell>
          <table:table-cell office:value-type="float" office:value="6863" table:style-name="ce3">
            <text:p>6863</text:p>
          </table:table-cell>
          <table:table-cell office:value-type="float" office:value="87131" table:style-name="ce3">
            <text:p>87131</text:p>
          </table:table-cell>
          <table:table-cell office:value-type="float" office:value="139410" table:style-name="ce3">
            <text:p>13941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30852" table:style-name="ce3">
            <text:p>30852</text:p>
          </table:table-cell>
          <table:table-cell office:value-type="float" office:value="4192" table:style-name="ce3">
            <text:p>4192</text:p>
          </table:table-cell>
          <table:table-cell office:value-type="float" office:value="188818" table:style-name="ce3">
            <text:p>188818</text:p>
          </table:table-cell>
          <table:table-cell office:value-type="float" office:value="5245" table:style-name="ce3">
            <text:p>5245</text:p>
          </table:table-cell>
          <table:table-cell office:value-type="float" office:value="108828" table:style-name="ce3">
            <text:p>108828</text:p>
          </table:table-cell>
          <table:table-cell office:value-type="float" office:value="12513" table:style-name="ce3">
            <text:p>12513</text:p>
          </table:table-cell>
          <table:table-cell office:value-type="float" office:value="8956" table:style-name="ce3">
            <text:p>8956</text:p>
          </table:table-cell>
          <table:table-cell office:value-type="float" office:value="237714" table:style-name="ce3">
            <text:p>237714</text:p>
          </table:table-cell>
          <table:table-cell office:value-type="float" office:value="76167" table:style-name="ce3">
            <text:p>76167</text:p>
          </table:table-cell>
          <table:table-cell office:value-type="float" office:value="15639" table:style-name="ce3">
            <text:p>15639</text:p>
          </table:table-cell>
          <table:table-cell office:value-type="float" office:value="6577" table:style-name="ce3">
            <text:p>6577</text:p>
          </table:table-cell>
          <table:table-cell office:value-type="float" office:value="87708" table:style-name="ce3">
            <text:p>87708</text:p>
          </table:table-cell>
          <table:table-cell office:value-type="float" office:value="140638" table:style-name="ce3">
            <text:p>140638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6891" table:style-name="ce3">
            <text:p>26891</text:p>
          </table:table-cell>
          <table:table-cell office:value-type="float" office:value="4262" table:style-name="ce3">
            <text:p>4262</text:p>
          </table:table-cell>
          <table:table-cell office:value-type="float" office:value="196460" table:style-name="ce3">
            <text:p>196460</text:p>
          </table:table-cell>
          <table:table-cell office:value-type="float" office:value="5278" table:style-name="ce3">
            <text:p>5278</text:p>
          </table:table-cell>
          <table:table-cell office:value-type="float" office:value="106830" table:style-name="ce3">
            <text:p>106830</text:p>
          </table:table-cell>
          <table:table-cell office:value-type="float" office:value="12566" table:style-name="ce3">
            <text:p>12566</text:p>
          </table:table-cell>
          <table:table-cell office:value-type="float" office:value="8718" table:style-name="ce3">
            <text:p>8718</text:p>
          </table:table-cell>
          <table:table-cell office:value-type="float" office:value="237692" table:style-name="ce3">
            <text:p>237692</text:p>
          </table:table-cell>
          <table:table-cell office:value-type="float" office:value="80004" table:style-name="ce3">
            <text:p>80004</text:p>
          </table:table-cell>
          <table:table-cell office:value-type="float" office:value="15568" table:style-name="ce3">
            <text:p>15568</text:p>
          </table:table-cell>
          <table:table-cell office:value-type="float" office:value="7061" table:style-name="ce3">
            <text:p>7061</text:p>
          </table:table-cell>
          <table:table-cell office:value-type="float" office:value="108679" table:style-name="ce3">
            <text:p>108679</text:p>
          </table:table-cell>
          <table:table-cell office:value-type="float" office:value="104916" table:style-name="ce3">
            <text:p>10491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Mean</text:p>
          </table:table-cell>
          <table:table-cell office:value-type="float" office:value="28637.433333333334" table:formula="of:=AVERAGE([.B3:.B32])" table:style-name="ce4">
            <text:p>28637,43333</text:p>
          </table:table-cell>
          <table:table-cell office:value-type="float" office:value="4032.7" table:formula="of:=AVERAGE([.C3:.C32])" table:style-name="ce4">
            <text:p>4032,7</text:p>
          </table:table-cell>
          <table:table-cell office:value-type="float" office:value="130250.46666666666" table:formula="of:=AVERAGE([.D3:.D32])" table:style-name="ce4">
            <text:p>130250,4667</text:p>
          </table:table-cell>
          <table:table-cell office:value-type="float" office:value="4956.666666666667" table:formula="of:=AVERAGE([.E3:.E32])" table:style-name="ce4">
            <text:p>4956,666667</text:p>
          </table:table-cell>
          <table:table-cell office:value-type="float" office:value="122011.9" table:formula="of:=AVERAGE([.F3:.F32])" table:style-name="ce4">
            <text:p>122011,9</text:p>
          </table:table-cell>
          <table:table-cell office:value-type="float" office:value="12886.133333333333" table:formula="of:=AVERAGE([.G3:.G32])" table:style-name="ce4">
            <text:p>12886,13333</text:p>
          </table:table-cell>
          <table:table-cell office:value-type="float" office:value="7918.6" table:formula="of:=AVERAGE([.H3:.H32])" table:style-name="ce4">
            <text:p>7918,6</text:p>
          </table:table-cell>
          <table:table-cell office:value-type="float" office:value="330439.2" table:formula="of:=AVERAGE([.I3:.I32])" table:style-name="ce4">
            <text:p>330439,2</text:p>
          </table:table-cell>
          <table:table-cell office:value-type="float" office:value="78588.399999999994" table:formula="of:=AVERAGE([.J3:.J32])" table:style-name="ce4">
            <text:p>78588,4</text:p>
          </table:table-cell>
          <table:table-cell office:value-type="float" office:value="15977.2" table:formula="of:=AVERAGE([.K3:.K32])" table:style-name="ce4">
            <text:p>15977,2</text:p>
          </table:table-cell>
          <table:table-cell office:value-type="float" office:value="6526.8666666666668" table:formula="of:=AVERAGE([.L3:.L32])" table:style-name="ce4">
            <text:p>6526,866667</text:p>
          </table:table-cell>
          <table:table-cell office:value-type="float" office:value="106910.06666666667" table:formula="of:=AVERAGE([.M3:.M32])" table:style-name="ce4">
            <text:p>106910,0667</text:p>
          </table:table-cell>
          <table:table-cell office:value-type="float" office:value="108556.2" table:formula="of:=AVERAGE([.N3:.N32])" table:style-name="ce4">
            <text:p>108556,2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Normalised (ms)</text:p>
          </table:table-cell>
          <table:table-cell office:value-type="float" office:value="286.37433333333337" table:formula="of:=[.B34]/100" table:style-name="ce4">
            <text:p>286,3743333</text:p>
          </table:table-cell>
          <table:table-cell office:value-type="float" office:value="40.326999999999998" table:formula="of:=[.C34]/100" table:style-name="ce4">
            <text:p>40,327</text:p>
          </table:table-cell>
          <table:table-cell office:value-type="float" office:value="130250.46666666666" table:formula="of:=[.D34]" table:style-name="ce4">
            <text:p>130250,4667</text:p>
          </table:table-cell>
          <table:table-cell office:value-type="float" office:value="4.9566666666666674E-3" table:formula="of:=[.E34]/1000000" table:style-name="ce4">
            <text:p>0,004956667</text:p>
          </table:table-cell>
          <table:table-cell office:value-type="float" office:value="122011.9" table:formula="of:=[.F34]" table:style-name="ce4">
            <text:p>122011,9</text:p>
          </table:table-cell>
          <table:table-cell office:value-type="float" office:value="1288.6133333333332" table:formula="of:=[.G34]/10" table:style-name="ce4">
            <text:p>1288,613333</text:p>
          </table:table-cell>
          <table:table-cell office:value-type="float" office:value="7.9186000000000005" table:formula="of:=[.H34]/1000" table:style-name="ce4">
            <text:p>7,9186</text:p>
          </table:table-cell>
          <table:table-cell office:value-type="float" office:value="330439.2" table:formula="of:=[.I34]" table:style-name="ce4">
            <text:p>330439,2</text:p>
          </table:table-cell>
          <table:table-cell office:value-type="float" office:value="78588.399999999994" table:formula="of:=[.J34]" table:style-name="ce4">
            <text:p>78588,4</text:p>
          </table:table-cell>
          <table:table-cell office:value-type="float" office:value="159.77200000000002" table:formula="of:=[.K34]/100" table:style-name="ce4">
            <text:p>159,772</text:p>
          </table:table-cell>
          <table:table-cell office:value-type="float" office:value="65.268666666666661" table:formula="of:=[.L34]/100" table:style-name="ce4">
            <text:p>65,26866667</text:p>
          </table:table-cell>
          <table:table-cell office:value-type="float" office:value="10691.006666666666" table:formula="of:=[.M34]/10" table:style-name="ce4">
            <text:p>10691,00667</text:p>
          </table:table-cell>
          <table:table-cell office:value-type="float" office:value="10855.619999999999" table:formula="of:=[.N34]/10" table:style-name="ce4">
            <text:p>10855,6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All</text:p>
          </table:table-cell>
          <table:table-cell office:value-type="string" table:style-name="ce3">
            <text:p>Search by fiel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MAOG</text:p>
          </table:table-cell>
          <table:table-cell office:value-type="float" office:value="286.37433333333337" table:formula="of:=[.B35]" table:style-name="ce4">
            <text:p>286,3743333</text:p>
          </table:table-cell>
          <table:table-cell office:value-type="float" office:value="40.326999999999998" table:formula="of:=[.C35]" table:style-name="ce4">
            <text:p>40,32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RDF4J-Beans</text:p>
          </table:table-cell>
          <table:table-cell office:value-type="float" office:value="130250.46666666666" table:formula="of:=[.D35]" table:style-name="ce4">
            <text:p>130250,4667</text:p>
          </table:table-cell>
          <table:table-cell office:value-type="float" office:value="122011.9" table:formula="of:=[.F35]" table:style-name="ce4">
            <text:p>122011,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Walder</text:p>
          </table:table-cell>
          <table:table-cell office:value-type="float" office:value="1288.6133333333332" table:formula="of:=[.G35]" table:style-name="ce4">
            <text:p>1288,613333</text:p>
          </table:table-cell>
          <table:table-cell office:value-type="float" office:value="7.9186000000000005" table:formula="of:=[.H35]" table:style-name="ce4">
            <text:p>7,918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LDFlex</text:p>
          </table:table-cell>
          <table:table-cell office:value-type="float" office:value="330439.2" table:formula="of:=[.I35]" table:style-name="ce4">
            <text:p>330439,2</text:p>
          </table:table-cell>
          <table:table-cell office:value-type="float" office:value="78588.399999999994" table:formula="of:=[.J35]" table:style-name="ce4">
            <text:p>78588,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LDkit</text:p>
          </table:table-cell>
          <table:table-cell office:value-type="float" office:value="159.77200000000002" table:formula="of:=[.K35]" table:style-name="ce4">
            <text:p>159,772</text:p>
          </table:table-cell>
          <table:table-cell office:value-type="float" office:value="65.268666666666661" table:formula="of:=[.L35]" table:style-name="ce4">
            <text:p>65,2686666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LDO</text:p>
          </table:table-cell>
          <table:table-cell office:value-type="float" office:value="10691.006666666666" table:formula="of:=[.M35]" table:style-name="ce4">
            <text:p>10691,00667</text:p>
          </table:table-cell>
          <table:table-cell office:value-type="float" office:value="10855.619999999999" table:formula="of:=[.N35]" table:style-name="ce4">
            <text:p>10855,62</text:p>
          </table:table-cell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Normalised_measurements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" table:number-columns-repeated="16370" table:default-cell-style-name="ce1"/>
        <table:table-row table:style-name="ro1">
          <table:table-cell/>
          <table:table-cell office:value-type="string" table:number-columns-spanned="2" table:number-rows-spanned="1" table:style-name="ce5">
            <text:p>DMAOG</text:p>
          </table:table-cell>
          <table:covered-table-cell/>
          <table:table-cell office:value-type="string" table:number-columns-spanned="3" table:number-rows-spanned="1" table:style-name="ce5">
            <text:p>RDF4J-Beans</text:p>
          </table:table-cell>
          <table:covered-table-cell table:number-columns-repeated="2"/>
          <table:table-cell office:value-type="string" table:number-columns-spanned="2" table:number-rows-spanned="1" table:style-name="ce5">
            <text:p>Walder</text:p>
          </table:table-cell>
          <table:covered-table-cell/>
          <table:table-cell office:value-type="string" table:number-columns-spanned="2" table:number-rows-spanned="1" table:style-name="ce5">
            <text:p>LD-flex</text:p>
          </table:table-cell>
          <table:covered-table-cell/>
          <table:table-cell office:value-type="string" table:number-columns-spanned="2" table:number-rows-spanned="1" table:style-name="ce5">
            <text:p>LDkit</text:p>
          </table:table-cell>
          <table:covered-table-cell/>
          <table:table-cell office:value-type="string" table:number-columns-spanned="2" table:number-rows-spanned="1" table:style-name="ce5">
            <text:p>LDO</text:p>
          </table:table-cell>
          <table:covered-table-cell/>
          <table:table-cell table:number-columns-repeated="16370"/>
        </table:table-row>
        <table:table-row table:style-name="ro1">
          <table:table-cell/>
          <table:table-cell office:value-type="string" table:style-name="ce3">
            <text:p>All (x100)</text:p>
          </table:table-cell>
          <table:table-cell office:value-type="string" table:style-name="ce3">
            <text:p>Search by field (x100)</text:p>
          </table:table-cell>
          <table:table-cell office:value-type="string" table:style-name="ce3">
            <text:p>All (x1)</text:p>
          </table:table-cell>
          <table:table-cell office:value-type="string" table:style-name="ce3">
            <text:p>Search by field using already loaded in memory films (x1000000)</text:p>
          </table:table-cell>
          <table:table-cell office:value-type="string" table:style-name="ce3">
            <text:p>Search by field loading all first (x1)</text:p>
          </table:table-cell>
          <table:table-cell office:value-type="string" table:style-name="ce3">
            <text:p>All (x10)</text:p>
          </table:table-cell>
          <table:table-cell office:value-type="string" table:style-name="ce3">
            <text:p>Search by field (x1000)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Search by field</text:p>
          </table:table-cell>
          <table:table-cell office:value-type="string" table:style-name="ce3">
            <text:p>All (x100)</text:p>
          </table:table-cell>
          <table:table-cell office:value-type="string" table:style-name="ce3">
            <text:p>Search by field (x1000)</text:p>
          </table:table-cell>
          <table:table-cell office:value-type="string" table:style-name="ce3">
            <text:p>All (x10)</text:p>
          </table:table-cell>
          <table:table-cell office:value-type="string" table:style-name="ce3">
            <text:p>Search by field (x10)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91.53" table:formula="of:=[Measurements.B3]/100" table:style-name="ce4">
            <text:p>191,53</text:p>
          </table:table-cell>
          <table:table-cell office:value-type="float" office:value="45.89" table:formula="of:=[Measurements.C3]/100" table:style-name="ce4">
            <text:p>45,89</text:p>
          </table:table-cell>
          <table:table-cell office:value-type="float" office:value="190184" table:formula="of:=[Measurements.D3]" table:style-name="ce4">
            <text:p>190184</text:p>
          </table:table-cell>
          <table:table-cell office:value-type="float" office:value="4.9370000000000004E-3" table:formula="of:=[Measurements.E3]/1000000" table:style-name="ce4">
            <text:p>0,004937</text:p>
          </table:table-cell>
          <table:table-cell office:value-type="float" office:value="197449" table:formula="of:=[Measurements.F3]" table:style-name="ce4">
            <text:p>197449</text:p>
          </table:table-cell>
          <table:table-cell office:value-type="float" office:value="1364.1" table:formula="of:=[Measurements.G3]/10" table:style-name="ce4">
            <text:p>1364,1</text:p>
          </table:table-cell>
          <table:table-cell office:value-type="float" office:value="7.4539999999999997" table:formula="of:=[Measurements.H3]/1000" table:style-name="ce4">
            <text:p>7,454</text:p>
          </table:table-cell>
          <table:table-cell office:value-type="float" office:value="454724" table:formula="of:=[Measurements.I3]" table:style-name="ce4">
            <text:p>454724</text:p>
          </table:table-cell>
          <table:table-cell office:value-type="float" office:value="85405" table:formula="of:=[Measurements.J3]" table:style-name="ce4">
            <text:p>85405</text:p>
          </table:table-cell>
          <table:table-cell office:value-type="float" office:value="157.03" table:formula="of:=[Measurements.K3]/100" table:style-name="ce4">
            <text:p>157,03</text:p>
          </table:table-cell>
          <table:table-cell office:value-type="float" office:value="6.2" table:formula="of:=[Measurements.L3]/1000" table:style-name="ce4">
            <text:p>6,2</text:p>
          </table:table-cell>
          <table:table-cell office:value-type="float" office:value="8517.6" table:formula="of:=[Measurements.M3]/10" table:style-name="ce4">
            <text:p>8517,6</text:p>
          </table:table-cell>
          <table:table-cell office:value-type="float" office:value="9673.2999999999993" table:formula="of:=[Measurements.N3]/10" table:style-name="ce4">
            <text:p>9673,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02.05" table:formula="of:=[Measurements.B4]/100" table:style-name="ce4">
            <text:p>202,05</text:p>
          </table:table-cell>
          <table:table-cell office:value-type="float" office:value="35.909999999999997" table:formula="of:=[Measurements.C4]/100" table:style-name="ce4">
            <text:p>35,91</text:p>
          </table:table-cell>
          <table:table-cell office:value-type="float" office:value="185939" table:formula="of:=[Measurements.D4]" table:style-name="ce4">
            <text:p>185939</text:p>
          </table:table-cell>
          <table:table-cell office:value-type="float" office:value="4.7990000000000003E-3" table:formula="of:=[Measurements.E4]/1000000" table:style-name="ce4">
            <text:p>0,004799</text:p>
          </table:table-cell>
          <table:table-cell office:value-type="float" office:value="126015" table:formula="of:=[Measurements.F4]" table:style-name="ce4">
            <text:p>126015</text:p>
          </table:table-cell>
          <table:table-cell office:value-type="float" office:value="1341.3" table:formula="of:=[Measurements.G4]/10" table:style-name="ce4">
            <text:p>1341,3</text:p>
          </table:table-cell>
          <table:table-cell office:value-type="float" office:value="6.069" table:formula="of:=[Measurements.H4]/1000" table:style-name="ce4">
            <text:p>6,069</text:p>
          </table:table-cell>
          <table:table-cell office:value-type="float" office:value="447694" table:formula="of:=[Measurements.I4]" table:style-name="ce4">
            <text:p>447694</text:p>
          </table:table-cell>
          <table:table-cell office:value-type="float" office:value="80373" table:formula="of:=[Measurements.J4]" table:style-name="ce4">
            <text:p>80373</text:p>
          </table:table-cell>
          <table:table-cell office:value-type="float" office:value="148.72999999999999" table:formula="of:=[Measurements.K4]/100" table:style-name="ce4">
            <text:p>148,73</text:p>
          </table:table-cell>
          <table:table-cell office:value-type="float" office:value="5.7409999999999997" table:formula="of:=[Measurements.L4]/1000" table:style-name="ce4">
            <text:p>5,741</text:p>
          </table:table-cell>
          <table:table-cell office:value-type="float" office:value="13684.1" table:formula="of:=[Measurements.M4]/10" table:style-name="ce4">
            <text:p>13684,1</text:p>
          </table:table-cell>
          <table:table-cell office:value-type="float" office:value="8733.7999999999993" table:formula="of:=[Measurements.N4]/10" table:style-name="ce4">
            <text:p>8733,8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0.20999999999998" table:formula="of:=[Measurements.B5]/100" table:style-name="ce4">
            <text:p>300,21</text:p>
          </table:table-cell>
          <table:table-cell office:value-type="float" office:value="40.53" table:formula="of:=[Measurements.C5]/100" table:style-name="ce4">
            <text:p>40,53</text:p>
          </table:table-cell>
          <table:table-cell office:value-type="float" office:value="190021" table:formula="of:=[Measurements.D5]" table:style-name="ce4">
            <text:p>190021</text:p>
          </table:table-cell>
          <table:table-cell office:value-type="float" office:value="4.7029999999999997E-3" table:formula="of:=[Measurements.E5]/1000000" table:style-name="ce4">
            <text:p>0,004703</text:p>
          </table:table-cell>
          <table:table-cell office:value-type="float" office:value="102906" table:formula="of:=[Measurements.F5]" table:style-name="ce4">
            <text:p>102906</text:p>
          </table:table-cell>
          <table:table-cell office:value-type="float" office:value="1310.8" table:formula="of:=[Measurements.G5]/10" table:style-name="ce4">
            <text:p>1310,8</text:p>
          </table:table-cell>
          <table:table-cell office:value-type="float" office:value="5.4370000000000003" table:formula="of:=[Measurements.H5]/1000" table:style-name="ce4">
            <text:p>5,437</text:p>
          </table:table-cell>
          <table:table-cell office:value-type="float" office:value="367957" table:formula="of:=[Measurements.I5]" table:style-name="ce4">
            <text:p>367957</text:p>
          </table:table-cell>
          <table:table-cell office:value-type="float" office:value="71526" table:formula="of:=[Measurements.J5]" table:style-name="ce4">
            <text:p>71526</text:p>
          </table:table-cell>
          <table:table-cell office:value-type="float" office:value="165.05" table:formula="of:=[Measurements.K5]/100" table:style-name="ce4">
            <text:p>165,05</text:p>
          </table:table-cell>
          <table:table-cell office:value-type="float" office:value="6.383" table:formula="of:=[Measurements.L5]/1000" table:style-name="ce4">
            <text:p>6,383</text:p>
          </table:table-cell>
          <table:table-cell office:value-type="float" office:value="14053.8" table:formula="of:=[Measurements.M5]/10" table:style-name="ce4">
            <text:p>14053,8</text:p>
          </table:table-cell>
          <table:table-cell office:value-type="float" office:value="8316.4" table:formula="of:=[Measurements.N5]/10" table:style-name="ce4">
            <text:p>8316,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9.36" table:formula="of:=[Measurements.B6]/100" table:style-name="ce4">
            <text:p>299,36</text:p>
          </table:table-cell>
          <table:table-cell office:value-type="float" office:value="36.67" table:formula="of:=[Measurements.C6]/100" table:style-name="ce4">
            <text:p>36,67</text:p>
          </table:table-cell>
          <table:table-cell office:value-type="float" office:value="157883" table:formula="of:=[Measurements.D6]" table:style-name="ce4">
            <text:p>157883</text:p>
          </table:table-cell>
          <table:table-cell office:value-type="float" office:value="4.9480000000000001E-3" table:formula="of:=[Measurements.E6]/1000000" table:style-name="ce4">
            <text:p>0,004948</text:p>
          </table:table-cell>
          <table:table-cell office:value-type="float" office:value="102907" table:formula="of:=[Measurements.F6]" table:style-name="ce4">
            <text:p>102907</text:p>
          </table:table-cell>
          <table:table-cell office:value-type="float" office:value="1288.2" table:formula="of:=[Measurements.G6]/10" table:style-name="ce4">
            <text:p>1288,2</text:p>
          </table:table-cell>
          <table:table-cell office:value-type="float" office:value="5.423" table:formula="of:=[Measurements.H6]/1000" table:style-name="ce4">
            <text:p>5,423</text:p>
          </table:table-cell>
          <table:table-cell office:value-type="float" office:value="475638" table:formula="of:=[Measurements.I6]" table:style-name="ce4">
            <text:p>475638</text:p>
          </table:table-cell>
          <table:table-cell office:value-type="float" office:value="81599" table:formula="of:=[Measurements.J6]" table:style-name="ce4">
            <text:p>81599</text:p>
          </table:table-cell>
          <table:table-cell office:value-type="float" office:value="146.47999999999999" table:formula="of:=[Measurements.K6]/100" table:style-name="ce4">
            <text:p>146,48</text:p>
          </table:table-cell>
          <table:table-cell office:value-type="float" office:value="6.758" table:formula="of:=[Measurements.L6]/1000" table:style-name="ce4">
            <text:p>6,758</text:p>
          </table:table-cell>
          <table:table-cell office:value-type="float" office:value="15392.6" table:formula="of:=[Measurements.M6]/10" table:style-name="ce4">
            <text:p>15392,6</text:p>
          </table:table-cell>
          <table:table-cell office:value-type="float" office:value="8616.4" table:formula="of:=[Measurements.N6]/10" table:style-name="ce4">
            <text:p>8616,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19.83" table:formula="of:=[Measurements.B7]/100" table:style-name="ce4">
            <text:p>319,83</text:p>
          </table:table-cell>
          <table:table-cell office:value-type="float" office:value="37.86" table:formula="of:=[Measurements.C7]/100" table:style-name="ce4">
            <text:p>37,86</text:p>
          </table:table-cell>
          <table:table-cell office:value-type="float" office:value="107816" table:formula="of:=[Measurements.D7]" table:style-name="ce4">
            <text:p>107816</text:p>
          </table:table-cell>
          <table:table-cell office:value-type="float" office:value="4.9069999999999999E-3" table:formula="of:=[Measurements.E7]/1000000" table:style-name="ce4">
            <text:p>0,004907</text:p>
          </table:table-cell>
          <table:table-cell office:value-type="float" office:value="102228" table:formula="of:=[Measurements.F7]" table:style-name="ce4">
            <text:p>102228</text:p>
          </table:table-cell>
          <table:table-cell office:value-type="float" office:value="1289.3" table:formula="of:=[Measurements.G7]/10" table:style-name="ce4">
            <text:p>1289,3</text:p>
          </table:table-cell>
          <table:table-cell office:value-type="float" office:value="5.6890000000000001" table:formula="of:=[Measurements.H7]/1000" table:style-name="ce4">
            <text:p>5,689</text:p>
          </table:table-cell>
          <table:table-cell office:value-type="float" office:value="491882" table:formula="of:=[Measurements.I7]" table:style-name="ce4">
            <text:p>491882</text:p>
          </table:table-cell>
          <table:table-cell office:value-type="float" office:value="78584" table:formula="of:=[Measurements.J7]" table:style-name="ce4">
            <text:p>78584</text:p>
          </table:table-cell>
          <table:table-cell office:value-type="float" office:value="152.09" table:formula="of:=[Measurements.K7]/100" table:style-name="ce4">
            <text:p>152,09</text:p>
          </table:table-cell>
          <table:table-cell office:value-type="float" office:value="6.0279999999999996" table:formula="of:=[Measurements.L7]/1000" table:style-name="ce4">
            <text:p>6,028</text:p>
          </table:table-cell>
          <table:table-cell office:value-type="float" office:value="13461.2" table:formula="of:=[Measurements.M7]/10" table:style-name="ce4">
            <text:p>13461,2</text:p>
          </table:table-cell>
          <table:table-cell office:value-type="float" office:value="13900.7" table:formula="of:=[Measurements.N7]/10" table:style-name="ce4">
            <text:p>13900,7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84.62" table:formula="of:=[Measurements.B8]/100" table:style-name="ce4">
            <text:p>284,62</text:p>
          </table:table-cell>
          <table:table-cell office:value-type="float" office:value="34.770000000000003" table:formula="of:=[Measurements.C8]/100" table:style-name="ce4">
            <text:p>34,77</text:p>
          </table:table-cell>
          <table:table-cell office:value-type="float" office:value="100433" table:formula="of:=[Measurements.D8]" table:style-name="ce4">
            <text:p>100433</text:p>
          </table:table-cell>
          <table:table-cell office:value-type="float" office:value="5.1279999999999997E-3" table:formula="of:=[Measurements.E8]/1000000" table:style-name="ce4">
            <text:p>0,005128</text:p>
          </table:table-cell>
          <table:table-cell office:value-type="float" office:value="97661" table:formula="of:=[Measurements.F8]" table:style-name="ce4">
            <text:p>97661</text:p>
          </table:table-cell>
          <table:table-cell office:value-type="float" office:value="1289" table:formula="of:=[Measurements.G8]/10" table:style-name="ce4">
            <text:p>1289</text:p>
          </table:table-cell>
          <table:table-cell office:value-type="float" office:value="7.3470000000000004" table:formula="of:=[Measurements.H8]/1000" table:style-name="ce4">
            <text:p>7,347</text:p>
          </table:table-cell>
          <table:table-cell office:value-type="float" office:value="456532" table:formula="of:=[Measurements.I8]" table:style-name="ce4">
            <text:p>456532</text:p>
          </table:table-cell>
          <table:table-cell office:value-type="float" office:value="78560" table:formula="of:=[Measurements.J8]" table:style-name="ce4">
            <text:p>78560</text:p>
          </table:table-cell>
          <table:table-cell office:value-type="float" office:value="148.91" table:formula="of:=[Measurements.K8]/100" table:style-name="ce4">
            <text:p>148,91</text:p>
          </table:table-cell>
          <table:table-cell office:value-type="float" office:value="5.0289999999999999" table:formula="of:=[Measurements.L8]/1000" table:style-name="ce4">
            <text:p>5,029</text:p>
          </table:table-cell>
          <table:table-cell office:value-type="float" office:value="13440.4" table:formula="of:=[Measurements.M8]/10" table:style-name="ce4">
            <text:p>13440,4</text:p>
          </table:table-cell>
          <table:table-cell office:value-type="float" office:value="14281.6" table:formula="of:=[Measurements.N8]/10" table:style-name="ce4">
            <text:p>14281,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2" table:formula="of:=[Measurements.B9]/100" table:style-name="ce4">
            <text:p>302</text:p>
          </table:table-cell>
          <table:table-cell office:value-type="float" office:value="41.53" table:formula="of:=[Measurements.C9]/100" table:style-name="ce4">
            <text:p>41,53</text:p>
          </table:table-cell>
          <table:table-cell office:value-type="float" office:value="94618" table:formula="of:=[Measurements.D9]" table:style-name="ce4">
            <text:p>94618</text:p>
          </table:table-cell>
          <table:table-cell office:value-type="float" office:value="5.2779999999999997E-3" table:formula="of:=[Measurements.E9]/1000000" table:style-name="ce4">
            <text:p>0,005278</text:p>
          </table:table-cell>
          <table:table-cell office:value-type="float" office:value="95807" table:formula="of:=[Measurements.F9]" table:style-name="ce4">
            <text:p>95807</text:p>
          </table:table-cell>
          <table:table-cell office:value-type="float" office:value="1272.0999999999999" table:formula="of:=[Measurements.G9]/10" table:style-name="ce4">
            <text:p>1272,1</text:p>
          </table:table-cell>
          <table:table-cell office:value-type="float" office:value="8.2279999999999998" table:formula="of:=[Measurements.H9]/1000" table:style-name="ce4">
            <text:p>8,228</text:p>
          </table:table-cell>
          <table:table-cell office:value-type="float" office:value="270423" table:formula="of:=[Measurements.I9]" table:style-name="ce4">
            <text:p>270423</text:p>
          </table:table-cell>
          <table:table-cell office:value-type="float" office:value="74029" table:formula="of:=[Measurements.J9]" table:style-name="ce4">
            <text:p>74029</text:p>
          </table:table-cell>
          <table:table-cell office:value-type="float" office:value="169.38" table:formula="of:=[Measurements.K9]/100" table:style-name="ce4">
            <text:p>169,38</text:p>
          </table:table-cell>
          <table:table-cell office:value-type="float" office:value="5.2329999999999997" table:formula="of:=[Measurements.L9]/1000" table:style-name="ce4">
            <text:p>5,233</text:p>
          </table:table-cell>
          <table:table-cell office:value-type="float" office:value="14617.8" table:formula="of:=[Measurements.M9]/10" table:style-name="ce4">
            <text:p>14617,8</text:p>
          </table:table-cell>
          <table:table-cell office:value-type="float" office:value="13648.9" table:formula="of:=[Measurements.N9]/10" table:style-name="ce4">
            <text:p>13648,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18.69" table:formula="of:=[Measurements.B10]/100" table:style-name="ce4">
            <text:p>318,69</text:p>
          </table:table-cell>
          <table:table-cell office:value-type="float" office:value="38.35" table:formula="of:=[Measurements.C10]/100" table:style-name="ce4">
            <text:p>38,35</text:p>
          </table:table-cell>
          <table:table-cell office:value-type="float" office:value="94551" table:formula="of:=[Measurements.D10]" table:style-name="ce4">
            <text:p>94551</text:p>
          </table:table-cell>
          <table:table-cell office:value-type="float" office:value="5.0229999999999997E-3" table:formula="of:=[Measurements.E10]/1000000" table:style-name="ce4">
            <text:p>0,005023</text:p>
          </table:table-cell>
          <table:table-cell office:value-type="float" office:value="102293" table:formula="of:=[Measurements.F10]" table:style-name="ce4">
            <text:p>102293</text:p>
          </table:table-cell>
          <table:table-cell office:value-type="float" office:value="1295.8" table:formula="of:=[Measurements.G10]/10" table:style-name="ce4">
            <text:p>1295,8</text:p>
          </table:table-cell>
          <table:table-cell office:value-type="float" office:value="8.0009999999999994" table:formula="of:=[Measurements.H10]/1000" table:style-name="ce4">
            <text:p>8,001</text:p>
          </table:table-cell>
          <table:table-cell office:value-type="float" office:value="257988" table:formula="of:=[Measurements.I10]" table:style-name="ce4">
            <text:p>257988</text:p>
          </table:table-cell>
          <table:table-cell office:value-type="float" office:value="75128" table:formula="of:=[Measurements.J10]" table:style-name="ce4">
            <text:p>75128</text:p>
          </table:table-cell>
          <table:table-cell office:value-type="float" office:value="208.85" table:formula="of:=[Measurements.K10]/100" table:style-name="ce4">
            <text:p>208,85</text:p>
          </table:table-cell>
          <table:table-cell office:value-type="float" office:value="5.6319999999999997" table:formula="of:=[Measurements.L10]/1000" table:style-name="ce4">
            <text:p>5,632</text:p>
          </table:table-cell>
          <table:table-cell office:value-type="float" office:value="9266.7999999999993" table:formula="of:=[Measurements.M10]/10" table:style-name="ce4">
            <text:p>9266,8</text:p>
          </table:table-cell>
          <table:table-cell office:value-type="float" office:value="7398.8" table:formula="of:=[Measurements.N10]/10" table:style-name="ce4">
            <text:p>7398,8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11.13" table:formula="of:=[Measurements.B11]/100" table:style-name="ce4">
            <text:p>311,13</text:p>
          </table:table-cell>
          <table:table-cell office:value-type="float" office:value="38.270000000000003" table:formula="of:=[Measurements.C11]/100" table:style-name="ce4">
            <text:p>38,27</text:p>
          </table:table-cell>
          <table:table-cell office:value-type="float" office:value="113557" table:formula="of:=[Measurements.D11]" table:style-name="ce4">
            <text:p>113557</text:p>
          </table:table-cell>
          <table:table-cell office:value-type="float" office:value="4.8570000000000002E-3" table:formula="of:=[Measurements.E11]/1000000" table:style-name="ce4">
            <text:p>0,004857</text:p>
          </table:table-cell>
          <table:table-cell office:value-type="float" office:value="104951" table:formula="of:=[Measurements.F11]" table:style-name="ce4">
            <text:p>104951</text:p>
          </table:table-cell>
          <table:table-cell office:value-type="float" office:value="1294.9000000000001" table:formula="of:=[Measurements.G11]/10" table:style-name="ce4">
            <text:p>1294,9</text:p>
          </table:table-cell>
          <table:table-cell office:value-type="float" office:value="8.0259999999999998" table:formula="of:=[Measurements.H11]/1000" table:style-name="ce4">
            <text:p>8,026</text:p>
          </table:table-cell>
          <table:table-cell office:value-type="float" office:value="254766" table:formula="of:=[Measurements.I11]" table:style-name="ce4">
            <text:p>254766</text:p>
          </table:table-cell>
          <table:table-cell office:value-type="float" office:value="78762" table:formula="of:=[Measurements.J11]" table:style-name="ce4">
            <text:p>78762</text:p>
          </table:table-cell>
          <table:table-cell office:value-type="float" office:value="197.95" table:formula="of:=[Measurements.K11]/100" table:style-name="ce4">
            <text:p>197,95</text:p>
          </table:table-cell>
          <table:table-cell office:value-type="float" office:value="6.7069999999999999" table:formula="of:=[Measurements.L11]/1000" table:style-name="ce4">
            <text:p>6,707</text:p>
          </table:table-cell>
          <table:table-cell office:value-type="float" office:value="8760.7999999999993" table:formula="of:=[Measurements.M11]/10" table:style-name="ce4">
            <text:p>8760,8</text:p>
          </table:table-cell>
          <table:table-cell office:value-type="float" office:value="8756" table:formula="of:=[Measurements.N11]/10" table:style-name="ce4">
            <text:p>875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9.73" table:formula="of:=[Measurements.B12]/100" table:style-name="ce4">
            <text:p>309,73</text:p>
          </table:table-cell>
          <table:table-cell office:value-type="float" office:value="37.26" table:formula="of:=[Measurements.C12]/100" table:style-name="ce4">
            <text:p>37,26</text:p>
          </table:table-cell>
          <table:table-cell office:value-type="float" office:value="96818" table:formula="of:=[Measurements.D12]" table:style-name="ce4">
            <text:p>96818</text:p>
          </table:table-cell>
          <table:table-cell office:value-type="float" office:value="4.7390000000000002E-3" table:formula="of:=[Measurements.E12]/1000000" table:style-name="ce4">
            <text:p>0,004739</text:p>
          </table:table-cell>
          <table:table-cell office:value-type="float" office:value="103913" table:formula="of:=[Measurements.F12]" table:style-name="ce4">
            <text:p>103913</text:p>
          </table:table-cell>
          <table:table-cell office:value-type="float" office:value="1282.7" table:formula="of:=[Measurements.G12]/10" table:style-name="ce4">
            <text:p>1282,7</text:p>
          </table:table-cell>
          <table:table-cell office:value-type="float" office:value="7.944" table:formula="of:=[Measurements.H12]/1000" table:style-name="ce4">
            <text:p>7,944</text:p>
          </table:table-cell>
          <table:table-cell office:value-type="float" office:value="259544" table:formula="of:=[Measurements.I12]" table:style-name="ce4">
            <text:p>259544</text:p>
          </table:table-cell>
          <table:table-cell office:value-type="float" office:value="78018" table:formula="of:=[Measurements.J12]" table:style-name="ce4">
            <text:p>78018</text:p>
          </table:table-cell>
          <table:table-cell office:value-type="float" office:value="175.25" table:formula="of:=[Measurements.K12]/100" table:style-name="ce4">
            <text:p>175,25</text:p>
          </table:table-cell>
          <table:table-cell office:value-type="float" office:value="6.7910000000000004" table:formula="of:=[Measurements.L12]/1000" table:style-name="ce4">
            <text:p>6,791</text:p>
          </table:table-cell>
          <table:table-cell office:value-type="float" office:value="8466.7000000000007" table:formula="of:=[Measurements.M12]/10" table:style-name="ce4">
            <text:p>8466,7</text:p>
          </table:table-cell>
          <table:table-cell office:value-type="float" office:value="8567.2999999999993" table:formula="of:=[Measurements.N12]/10" table:style-name="ce4">
            <text:p>8567,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4.52999999999997" table:formula="of:=[Measurements.B13]/100" table:style-name="ce4">
            <text:p>304,53</text:p>
          </table:table-cell>
          <table:table-cell office:value-type="float" office:value="41.51" table:formula="of:=[Measurements.C13]/100" table:style-name="ce4">
            <text:p>41,51</text:p>
          </table:table-cell>
          <table:table-cell office:value-type="float" office:value="97566" table:formula="of:=[Measurements.D13]" table:style-name="ce4">
            <text:p>97566</text:p>
          </table:table-cell>
          <table:table-cell office:value-type="float" office:value="4.9579999999999997E-3" table:formula="of:=[Measurements.E13]/1000000" table:style-name="ce4">
            <text:p>0,004958</text:p>
          </table:table-cell>
          <table:table-cell office:value-type="float" office:value="100573" table:formula="of:=[Measurements.F13]" table:style-name="ce4">
            <text:p>100573</text:p>
          </table:table-cell>
          <table:table-cell office:value-type="float" office:value="1314.9" table:formula="of:=[Measurements.G13]/10" table:style-name="ce4">
            <text:p>1314,9</text:p>
          </table:table-cell>
          <table:table-cell office:value-type="float" office:value="7.9039999999999999" table:formula="of:=[Measurements.H13]/1000" table:style-name="ce4">
            <text:p>7,904</text:p>
          </table:table-cell>
          <table:table-cell office:value-type="float" office:value="256665" table:formula="of:=[Measurements.I13]" table:style-name="ce4">
            <text:p>256665</text:p>
          </table:table-cell>
          <table:table-cell office:value-type="float" office:value="78452" table:formula="of:=[Measurements.J13]" table:style-name="ce4">
            <text:p>78452</text:p>
          </table:table-cell>
          <table:table-cell office:value-type="float" office:value="162.01" table:formula="of:=[Measurements.K13]/100" table:style-name="ce4">
            <text:p>162,01</text:p>
          </table:table-cell>
          <table:table-cell office:value-type="float" office:value="6.8390000000000004" table:formula="of:=[Measurements.L13]/1000" table:style-name="ce4">
            <text:p>6,839</text:p>
          </table:table-cell>
          <table:table-cell office:value-type="float" office:value="9056.7999999999993" table:formula="of:=[Measurements.M13]/10" table:style-name="ce4">
            <text:p>9056,8</text:p>
          </table:table-cell>
          <table:table-cell office:value-type="float" office:value="7965.6" table:formula="of:=[Measurements.N13]/10" table:style-name="ce4">
            <text:p>7965,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7.36" table:formula="of:=[Measurements.B14]/100" table:style-name="ce4">
            <text:p>307,36</text:p>
          </table:table-cell>
          <table:table-cell office:value-type="float" office:value="34.979999999999997" table:formula="of:=[Measurements.C14]/100" table:style-name="ce4">
            <text:p>34,98</text:p>
          </table:table-cell>
          <table:table-cell office:value-type="float" office:value="97262" table:formula="of:=[Measurements.D14]" table:style-name="ce4">
            <text:p>97262</text:p>
          </table:table-cell>
          <table:table-cell office:value-type="float" office:value="4.9699999999999996E-3" table:formula="of:=[Measurements.E14]/1000000" table:style-name="ce4">
            <text:p>0,00497</text:p>
          </table:table-cell>
          <table:table-cell office:value-type="float" office:value="103365" table:formula="of:=[Measurements.F14]" table:style-name="ce4">
            <text:p>103365</text:p>
          </table:table-cell>
          <table:table-cell office:value-type="float" office:value="1259.5999999999999" table:formula="of:=[Measurements.G14]/10" table:style-name="ce4">
            <text:p>1259,6</text:p>
          </table:table-cell>
          <table:table-cell office:value-type="float" office:value="8.1180000000000003" table:formula="of:=[Measurements.H14]/1000" table:style-name="ce4">
            <text:p>8,118</text:p>
          </table:table-cell>
          <table:table-cell office:value-type="float" office:value="258985" table:formula="of:=[Measurements.I14]" table:style-name="ce4">
            <text:p>258985</text:p>
          </table:table-cell>
          <table:table-cell office:value-type="float" office:value="79887" table:formula="of:=[Measurements.J14]" table:style-name="ce4">
            <text:p>79887</text:p>
          </table:table-cell>
          <table:table-cell office:value-type="float" office:value="147.05000000000001" table:formula="of:=[Measurements.K14]/100" table:style-name="ce4">
            <text:p>147,05</text:p>
          </table:table-cell>
          <table:table-cell office:value-type="float" office:value="6.6029999999999998" table:formula="of:=[Measurements.L14]/1000" table:style-name="ce4">
            <text:p>6,603</text:p>
          </table:table-cell>
          <table:table-cell office:value-type="float" office:value="8199.5" table:formula="of:=[Measurements.M14]/10" table:style-name="ce4">
            <text:p>8199,5</text:p>
          </table:table-cell>
          <table:table-cell office:value-type="float" office:value="8714.1" table:formula="of:=[Measurements.N14]/10" table:style-name="ce4">
            <text:p>8714,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8.83999999999997" table:formula="of:=[Measurements.B15]/100" table:style-name="ce4">
            <text:p>308,84</text:p>
          </table:table-cell>
          <table:table-cell office:value-type="float" office:value="39.46" table:formula="of:=[Measurements.C15]/100" table:style-name="ce4">
            <text:p>39,46</text:p>
          </table:table-cell>
          <table:table-cell office:value-type="float" office:value="94509" table:formula="of:=[Measurements.D15]" table:style-name="ce4">
            <text:p>94509</text:p>
          </table:table-cell>
          <table:table-cell office:value-type="float" office:value="4.7829999999999999E-3" table:formula="of:=[Measurements.E15]/1000000" table:style-name="ce4">
            <text:p>0,004783</text:p>
          </table:table-cell>
          <table:table-cell office:value-type="float" office:value="100642" table:formula="of:=[Measurements.F15]" table:style-name="ce4">
            <text:p>100642</text:p>
          </table:table-cell>
          <table:table-cell office:value-type="float" office:value="1241" table:formula="of:=[Measurements.G15]/10" table:style-name="ce4">
            <text:p>1241</text:p>
          </table:table-cell>
          <table:table-cell office:value-type="float" office:value="7.883" table:formula="of:=[Measurements.H15]/1000" table:style-name="ce4">
            <text:p>7,883</text:p>
          </table:table-cell>
          <table:table-cell office:value-type="float" office:value="297808" table:formula="of:=[Measurements.I15]" table:style-name="ce4">
            <text:p>297808</text:p>
          </table:table-cell>
          <table:table-cell office:value-type="float" office:value="80761" table:formula="of:=[Measurements.J15]" table:style-name="ce4">
            <text:p>80761</text:p>
          </table:table-cell>
          <table:table-cell office:value-type="float" office:value="146.03" table:formula="of:=[Measurements.K15]/100" table:style-name="ce4">
            <text:p>146,03</text:p>
          </table:table-cell>
          <table:table-cell office:value-type="float" office:value="6.5430000000000001" table:formula="of:=[Measurements.L15]/1000" table:style-name="ce4">
            <text:p>6,543</text:p>
          </table:table-cell>
          <table:table-cell office:value-type="float" office:value="8863.6" table:formula="of:=[Measurements.M15]/10" table:style-name="ce4">
            <text:p>8863,6</text:p>
          </table:table-cell>
          <table:table-cell office:value-type="float" office:value="10371" table:formula="of:=[Measurements.N15]/10" table:style-name="ce4">
            <text:p>1037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85.39" table:formula="of:=[Measurements.B16]/100" table:style-name="ce4">
            <text:p>285,39</text:p>
          </table:table-cell>
          <table:table-cell office:value-type="float" office:value="37.76" table:formula="of:=[Measurements.C16]/100" table:style-name="ce4">
            <text:p>37,76</text:p>
          </table:table-cell>
          <table:table-cell office:value-type="float" office:value="94660" table:formula="of:=[Measurements.D16]" table:style-name="ce4">
            <text:p>94660</text:p>
          </table:table-cell>
          <table:table-cell office:value-type="float" office:value="4.6430000000000004E-3" table:formula="of:=[Measurements.E16]/1000000" table:style-name="ce4">
            <text:p>0,004643</text:p>
          </table:table-cell>
          <table:table-cell office:value-type="float" office:value="96485" table:formula="of:=[Measurements.F16]" table:style-name="ce4">
            <text:p>96485</text:p>
          </table:table-cell>
          <table:table-cell office:value-type="float" office:value="1264.4000000000001" table:formula="of:=[Measurements.G16]/10" table:style-name="ce4">
            <text:p>1264,4</text:p>
          </table:table-cell>
          <table:table-cell office:value-type="float" office:value="8.1750000000000007" table:formula="of:=[Measurements.H16]/1000" table:style-name="ce4">
            <text:p>8,175</text:p>
          </table:table-cell>
          <table:table-cell office:value-type="float" office:value="344496" table:formula="of:=[Measurements.I16]" table:style-name="ce4">
            <text:p>344496</text:p>
          </table:table-cell>
          <table:table-cell office:value-type="float" office:value="78396" table:formula="of:=[Measurements.J16]" table:style-name="ce4">
            <text:p>78396</text:p>
          </table:table-cell>
          <table:table-cell office:value-type="float" office:value="147.19" table:formula="of:=[Measurements.K16]/100" table:style-name="ce4">
            <text:p>147,19</text:p>
          </table:table-cell>
          <table:table-cell office:value-type="float" office:value="6.5270000000000001" table:formula="of:=[Measurements.L16]/1000" table:style-name="ce4">
            <text:p>6,527</text:p>
          </table:table-cell>
          <table:table-cell office:value-type="float" office:value="9380.7000000000007" table:formula="of:=[Measurements.M16]/10" table:style-name="ce4">
            <text:p>9380,7</text:p>
          </table:table-cell>
          <table:table-cell office:value-type="float" office:value="9692" table:formula="of:=[Measurements.N16]/10" table:style-name="ce4">
            <text:p>9692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44.56" table:formula="of:=[Measurements.B17]/100" table:style-name="ce4">
            <text:p>244,56</text:p>
          </table:table-cell>
          <table:table-cell office:value-type="float" office:value="40" table:formula="of:=[Measurements.C17]/100" table:style-name="ce4">
            <text:p>40</text:p>
          </table:table-cell>
          <table:table-cell office:value-type="float" office:value="94683" table:formula="of:=[Measurements.D17]" table:style-name="ce4">
            <text:p>94683</text:p>
          </table:table-cell>
          <table:table-cell office:value-type="float" office:value="5.202E-3" table:formula="of:=[Measurements.E17]/1000000" table:style-name="ce4">
            <text:p>0,005202</text:p>
          </table:table-cell>
          <table:table-cell office:value-type="float" office:value="99228" table:formula="of:=[Measurements.F17]" table:style-name="ce4">
            <text:p>99228</text:p>
          </table:table-cell>
          <table:table-cell office:value-type="float" office:value="1259" table:formula="of:=[Measurements.G17]/10" table:style-name="ce4">
            <text:p>1259</text:p>
          </table:table-cell>
          <table:table-cell office:value-type="float" office:value="8.3390000000000004" table:formula="of:=[Measurements.H17]/1000" table:style-name="ce4">
            <text:p>8,339</text:p>
          </table:table-cell>
          <table:table-cell office:value-type="float" office:value="468067" table:formula="of:=[Measurements.I17]" table:style-name="ce4">
            <text:p>468067</text:p>
          </table:table-cell>
          <table:table-cell office:value-type="float" office:value="81233" table:formula="of:=[Measurements.J17]" table:style-name="ce4">
            <text:p>81233</text:p>
          </table:table-cell>
          <table:table-cell office:value-type="float" office:value="147.12" table:formula="of:=[Measurements.K17]/100" table:style-name="ce4">
            <text:p>147,12</text:p>
          </table:table-cell>
          <table:table-cell office:value-type="float" office:value="7.0270000000000001" table:formula="of:=[Measurements.L17]/1000" table:style-name="ce4">
            <text:p>7,027</text:p>
          </table:table-cell>
          <table:table-cell office:value-type="float" office:value="9093.9" table:formula="of:=[Measurements.M17]/10" table:style-name="ce4">
            <text:p>9093,9</text:p>
          </table:table-cell>
          <table:table-cell office:value-type="float" office:value="9346.6" table:formula="of:=[Measurements.N17]/10" table:style-name="ce4">
            <text:p>9346,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81.76" table:formula="of:=[Measurements.B18]/100" table:style-name="ce4">
            <text:p>281,76</text:p>
          </table:table-cell>
          <table:table-cell office:value-type="float" office:value="39.69" table:formula="of:=[Measurements.C18]/100" table:style-name="ce4">
            <text:p>39,69</text:p>
          </table:table-cell>
          <table:table-cell office:value-type="float" office:value="104504" table:formula="of:=[Measurements.D18]" table:style-name="ce4">
            <text:p>104504</text:p>
          </table:table-cell>
          <table:table-cell office:value-type="float" office:value="5.1789999999999996E-3" table:formula="of:=[Measurements.E18]/1000000" table:style-name="ce4">
            <text:p>0,005179</text:p>
          </table:table-cell>
          <table:table-cell office:value-type="float" office:value="103522" table:formula="of:=[Measurements.F18]" table:style-name="ce4">
            <text:p>103522</text:p>
          </table:table-cell>
          <table:table-cell office:value-type="float" office:value="1329.1" table:formula="of:=[Measurements.G18]/10" table:style-name="ce4">
            <text:p>1329,1</text:p>
          </table:table-cell>
          <table:table-cell office:value-type="float" office:value="8.2750000000000004" table:formula="of:=[Measurements.H18]/1000" table:style-name="ce4">
            <text:p>8,275</text:p>
          </table:table-cell>
          <table:table-cell office:value-type="float" office:value="464795" table:formula="of:=[Measurements.I18]" table:style-name="ce4">
            <text:p>464795</text:p>
          </table:table-cell>
          <table:table-cell office:value-type="float" office:value="74037" table:formula="of:=[Measurements.J18]" table:style-name="ce4">
            <text:p>74037</text:p>
          </table:table-cell>
          <table:table-cell office:value-type="float" office:value="149.44999999999999" table:formula="of:=[Measurements.K18]/100" table:style-name="ce4">
            <text:p>149,45</text:p>
          </table:table-cell>
          <table:table-cell office:value-type="float" office:value="6.7389999999999999" table:formula="of:=[Measurements.L18]/1000" table:style-name="ce4">
            <text:p>6,739</text:p>
          </table:table-cell>
          <table:table-cell office:value-type="float" office:value="9387.4" table:formula="of:=[Measurements.M18]/10" table:style-name="ce4">
            <text:p>9387,4</text:p>
          </table:table-cell>
          <table:table-cell office:value-type="float" office:value="11405.4" table:formula="of:=[Measurements.N18]/10" table:style-name="ce4">
            <text:p>11405,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4.27999999999997" table:formula="of:=[Measurements.B19]/100" table:style-name="ce4">
            <text:p>294,28</text:p>
          </table:table-cell>
          <table:table-cell office:value-type="float" office:value="37.53" table:formula="of:=[Measurements.C19]/100" table:style-name="ce4">
            <text:p>37,53</text:p>
          </table:table-cell>
          <table:table-cell office:value-type="float" office:value="107973" table:formula="of:=[Measurements.D19]" table:style-name="ce4">
            <text:p>107973</text:p>
          </table:table-cell>
          <table:table-cell office:value-type="float" office:value="4.9480000000000001E-3" table:formula="of:=[Measurements.E19]/1000000" table:style-name="ce4">
            <text:p>0,004948</text:p>
          </table:table-cell>
          <table:table-cell office:value-type="float" office:value="103031" table:formula="of:=[Measurements.F19]" table:style-name="ce4">
            <text:p>103031</text:p>
          </table:table-cell>
          <table:table-cell office:value-type="float" office:value="1274" table:formula="of:=[Measurements.G19]/10" table:style-name="ce4">
            <text:p>1274</text:p>
          </table:table-cell>
          <table:table-cell office:value-type="float" office:value="8.298" table:formula="of:=[Measurements.H19]/1000" table:style-name="ce4">
            <text:p>8,298</text:p>
          </table:table-cell>
          <table:table-cell office:value-type="float" office:value="453070" table:formula="of:=[Measurements.I19]" table:style-name="ce4">
            <text:p>453070</text:p>
          </table:table-cell>
          <table:table-cell office:value-type="float" office:value="82169" table:formula="of:=[Measurements.J19]" table:style-name="ce4">
            <text:p>82169</text:p>
          </table:table-cell>
          <table:table-cell office:value-type="float" office:value="157.61000000000001" table:formula="of:=[Measurements.K19]/100" table:style-name="ce4">
            <text:p>157,61</text:p>
          </table:table-cell>
          <table:table-cell office:value-type="float" office:value="6.9509999999999996" table:formula="of:=[Measurements.L19]/1000" table:style-name="ce4">
            <text:p>6,951</text:p>
          </table:table-cell>
          <table:table-cell office:value-type="float" office:value="7973.1" table:formula="of:=[Measurements.M19]/10" table:style-name="ce4">
            <text:p>7973,1</text:p>
          </table:table-cell>
          <table:table-cell office:value-type="float" office:value="14454.9" table:formula="of:=[Measurements.N19]/10" table:style-name="ce4">
            <text:p>14454,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16.8" table:formula="of:=[Measurements.B20]/100" table:style-name="ce4">
            <text:p>316,8</text:p>
          </table:table-cell>
          <table:table-cell office:value-type="float" office:value="44.54" table:formula="of:=[Measurements.C20]/100" table:style-name="ce4">
            <text:p>44,54</text:p>
          </table:table-cell>
          <table:table-cell office:value-type="float" office:value="99653" table:formula="of:=[Measurements.D20]" table:style-name="ce4">
            <text:p>99653</text:p>
          </table:table-cell>
          <table:table-cell office:value-type="float" office:value="4.9919999999999999E-3" table:formula="of:=[Measurements.E20]/1000000" table:style-name="ce4">
            <text:p>0,004992</text:p>
          </table:table-cell>
          <table:table-cell office:value-type="float" office:value="101546" table:formula="of:=[Measurements.F20]" table:style-name="ce4">
            <text:p>101546</text:p>
          </table:table-cell>
          <table:table-cell office:value-type="float" office:value="1295.5" table:formula="of:=[Measurements.G20]/10" table:style-name="ce4">
            <text:p>1295,5</text:p>
          </table:table-cell>
          <table:table-cell office:value-type="float" office:value="8.9559999999999995" table:formula="of:=[Measurements.H20]/1000" table:style-name="ce4">
            <text:p>8,956</text:p>
          </table:table-cell>
          <table:table-cell office:value-type="float" office:value="473191" table:formula="of:=[Measurements.I20]" table:style-name="ce4">
            <text:p>473191</text:p>
          </table:table-cell>
          <table:table-cell office:value-type="float" office:value="91023" table:formula="of:=[Measurements.J20]" table:style-name="ce4">
            <text:p>91023</text:p>
          </table:table-cell>
          <table:table-cell office:value-type="float" office:value="158.63999999999999" table:formula="of:=[Measurements.K20]/100" table:style-name="ce4">
            <text:p>158,64</text:p>
          </table:table-cell>
          <table:table-cell office:value-type="float" office:value="6.7210000000000001" table:formula="of:=[Measurements.L20]/1000" table:style-name="ce4">
            <text:p>6,721</text:p>
          </table:table-cell>
          <table:table-cell office:value-type="float" office:value="8811.2999999999993" table:formula="of:=[Measurements.M20]/10" table:style-name="ce4">
            <text:p>8811,3</text:p>
          </table:table-cell>
          <table:table-cell office:value-type="float" office:value="14132.9" table:formula="of:=[Measurements.N20]/10" table:style-name="ce4">
            <text:p>14132,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01.75" table:formula="of:=[Measurements.B21]/100" table:style-name="ce4">
            <text:p>301,75</text:p>
          </table:table-cell>
          <table:table-cell office:value-type="float" office:value="43.61" table:formula="of:=[Measurements.C21]/100" table:style-name="ce4">
            <text:p>43,61</text:p>
          </table:table-cell>
          <table:table-cell office:value-type="float" office:value="94860" table:formula="of:=[Measurements.D21]" table:style-name="ce4">
            <text:p>94860</text:p>
          </table:table-cell>
          <table:table-cell office:value-type="float" office:value="4.9199999999999999E-3" table:formula="of:=[Measurements.E21]/1000000" table:style-name="ce4">
            <text:p>0,00492</text:p>
          </table:table-cell>
          <table:table-cell office:value-type="float" office:value="179579" table:formula="of:=[Measurements.F21]" table:style-name="ce4">
            <text:p>179579</text:p>
          </table:table-cell>
          <table:table-cell office:value-type="float" office:value="1281.3" table:formula="of:=[Measurements.G21]/10" table:style-name="ce4">
            <text:p>1281,3</text:p>
          </table:table-cell>
          <table:table-cell office:value-type="float" office:value="8.2889999999999997" table:formula="of:=[Measurements.H21]/1000" table:style-name="ce4">
            <text:p>8,289</text:p>
          </table:table-cell>
          <table:table-cell office:value-type="float" office:value="451403" table:formula="of:=[Measurements.I21]" table:style-name="ce4">
            <text:p>451403</text:p>
          </table:table-cell>
          <table:table-cell office:value-type="float" office:value="71486" table:formula="of:=[Measurements.J21]" table:style-name="ce4">
            <text:p>71486</text:p>
          </table:table-cell>
          <table:table-cell office:value-type="float" office:value="159.21" table:formula="of:=[Measurements.K21]/100" table:style-name="ce4">
            <text:p>159,21</text:p>
          </table:table-cell>
          <table:table-cell office:value-type="float" office:value="6.9960000000000004" table:formula="of:=[Measurements.L21]/1000" table:style-name="ce4">
            <text:p>6,996</text:p>
          </table:table-cell>
          <table:table-cell office:value-type="float" office:value="9633.9" table:formula="of:=[Measurements.M21]/10" table:style-name="ce4">
            <text:p>9633,9</text:p>
          </table:table-cell>
          <table:table-cell office:value-type="float" office:value="12224.5" table:formula="of:=[Measurements.N21]/10" table:style-name="ce4">
            <text:p>12224,5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3.99" table:formula="of:=[Measurements.B22]/100" table:style-name="ce4">
            <text:p>293,99</text:p>
          </table:table-cell>
          <table:table-cell office:value-type="float" office:value="44.92" table:formula="of:=[Measurements.C22]/100" table:style-name="ce4">
            <text:p>44,92</text:p>
          </table:table-cell>
          <table:table-cell office:value-type="float" office:value="110331" table:formula="of:=[Measurements.D22]" table:style-name="ce4">
            <text:p>110331</text:p>
          </table:table-cell>
          <table:table-cell office:value-type="float" office:value="4.9680000000000002E-3" table:formula="of:=[Measurements.E22]/1000000" table:style-name="ce4">
            <text:p>0,004968</text:p>
          </table:table-cell>
          <table:table-cell office:value-type="float" office:value="190375" table:formula="of:=[Measurements.F22]" table:style-name="ce4">
            <text:p>190375</text:p>
          </table:table-cell>
          <table:table-cell office:value-type="float" office:value="1301.5999999999999" table:formula="of:=[Measurements.G22]/10" table:style-name="ce4">
            <text:p>1301,6</text:p>
          </table:table-cell>
          <table:table-cell office:value-type="float" office:value="8.3290000000000006" table:formula="of:=[Measurements.H22]/1000" table:style-name="ce4">
            <text:p>8,329</text:p>
          </table:table-cell>
          <table:table-cell office:value-type="float" office:value="297463" table:formula="of:=[Measurements.I22]" table:style-name="ce4">
            <text:p>297463</text:p>
          </table:table-cell>
          <table:table-cell office:value-type="float" office:value="76203" table:formula="of:=[Measurements.J22]" table:style-name="ce4">
            <text:p>76203</text:p>
          </table:table-cell>
          <table:table-cell office:value-type="float" office:value="156.13" table:formula="of:=[Measurements.K22]/100" table:style-name="ce4">
            <text:p>156,13</text:p>
          </table:table-cell>
          <table:table-cell office:value-type="float" office:value="6.9059999999999997" table:formula="of:=[Measurements.L22]/1000" table:style-name="ce4">
            <text:p>6,906</text:p>
          </table:table-cell>
          <table:table-cell office:value-type="float" office:value="15368" table:formula="of:=[Measurements.M22]/10" table:style-name="ce4">
            <text:p>15368</text:p>
          </table:table-cell>
          <table:table-cell office:value-type="float" office:value="7487.6" table:formula="of:=[Measurements.N22]/10" table:style-name="ce4">
            <text:p>7487,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92.47000000000003" table:formula="of:=[Measurements.B23]/100" table:style-name="ce4">
            <text:p>292,47</text:p>
          </table:table-cell>
          <table:table-cell office:value-type="float" office:value="42.73" table:formula="of:=[Measurements.C23]/100" table:style-name="ce4">
            <text:p>42,73</text:p>
          </table:table-cell>
          <table:table-cell office:value-type="float" office:value="126051" table:formula="of:=[Measurements.D23]" table:style-name="ce4">
            <text:p>126051</text:p>
          </table:table-cell>
          <table:table-cell office:value-type="float" office:value="4.79E-3" table:formula="of:=[Measurements.E23]/1000000" table:style-name="ce4">
            <text:p>0,00479</text:p>
          </table:table-cell>
          <table:table-cell office:value-type="float" office:value="192440" table:formula="of:=[Measurements.F23]" table:style-name="ce4">
            <text:p>192440</text:p>
          </table:table-cell>
          <table:table-cell office:value-type="float" office:value="1409.4" table:formula="of:=[Measurements.G23]/10" table:style-name="ce4">
            <text:p>1409,4</text:p>
          </table:table-cell>
          <table:table-cell office:value-type="float" office:value="8.11" table:formula="of:=[Measurements.H23]/1000" table:style-name="ce4">
            <text:p>8,11</text:p>
          </table:table-cell>
          <table:table-cell office:value-type="float" office:value="256584" table:formula="of:=[Measurements.I23]" table:style-name="ce4">
            <text:p>256584</text:p>
          </table:table-cell>
          <table:table-cell office:value-type="float" office:value="76784" table:formula="of:=[Measurements.J23]" table:style-name="ce4">
            <text:p>76784</text:p>
          </table:table-cell>
          <table:table-cell office:value-type="float" office:value="159.28" table:formula="of:=[Measurements.K23]/100" table:style-name="ce4">
            <text:p>159,28</text:p>
          </table:table-cell>
          <table:table-cell office:value-type="float" office:value="6.89" table:formula="of:=[Measurements.L23]/1000" table:style-name="ce4">
            <text:p>6,89</text:p>
          </table:table-cell>
          <table:table-cell office:value-type="float" office:value="15519.1" table:formula="of:=[Measurements.M23]/10" table:style-name="ce4">
            <text:p>15519,1</text:p>
          </table:table-cell>
          <table:table-cell office:value-type="float" office:value="7925.3" table:formula="of:=[Measurements.N23]/10" table:style-name="ce4">
            <text:p>7925,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88.45" table:formula="of:=[Measurements.B24]/100" table:style-name="ce4">
            <text:p>288,45</text:p>
          </table:table-cell>
          <table:table-cell office:value-type="float" office:value="45.85" table:formula="of:=[Measurements.C24]/100" table:style-name="ce4">
            <text:p>45,85</text:p>
          </table:table-cell>
          <table:table-cell office:value-type="float" office:value="100523" table:formula="of:=[Measurements.D24]" table:style-name="ce4">
            <text:p>100523</text:p>
          </table:table-cell>
          <table:table-cell office:value-type="float" office:value="4.895E-3" table:formula="of:=[Measurements.E24]/1000000" table:style-name="ce4">
            <text:p>0,004895</text:p>
          </table:table-cell>
          <table:table-cell office:value-type="float" office:value="196168" table:formula="of:=[Measurements.F24]" table:style-name="ce4">
            <text:p>196168</text:p>
          </table:table-cell>
          <table:table-cell office:value-type="float" office:value="1294.9000000000001" table:formula="of:=[Measurements.G24]/10" table:style-name="ce4">
            <text:p>1294,9</text:p>
          </table:table-cell>
          <table:table-cell office:value-type="float" office:value="8.5169999999999995" table:formula="of:=[Measurements.H24]/1000" table:style-name="ce4">
            <text:p>8,517</text:p>
          </table:table-cell>
          <table:table-cell office:value-type="float" office:value="250073" table:formula="of:=[Measurements.I24]" table:style-name="ce4">
            <text:p>250073</text:p>
          </table:table-cell>
          <table:table-cell office:value-type="float" office:value="80285" table:formula="of:=[Measurements.J24]" table:style-name="ce4">
            <text:p>80285</text:p>
          </table:table-cell>
          <table:table-cell office:value-type="float" office:value="157.41" table:formula="of:=[Measurements.K24]/100" table:style-name="ce4">
            <text:p>157,41</text:p>
          </table:table-cell>
          <table:table-cell office:value-type="float" office:value="6.569" table:formula="of:=[Measurements.L24]/1000" table:style-name="ce4">
            <text:p>6,569</text:p>
          </table:table-cell>
          <table:table-cell office:value-type="float" office:value="14863.4" table:formula="of:=[Measurements.M24]/10" table:style-name="ce4">
            <text:p>14863,4</text:p>
          </table:table-cell>
          <table:table-cell office:value-type="float" office:value="9550.2999999999993" table:formula="of:=[Measurements.N24]/10" table:style-name="ce4">
            <text:p>9550,3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300.48" table:formula="of:=[Measurements.B25]/100" table:style-name="ce4">
            <text:p>300,48</text:p>
          </table:table-cell>
          <table:table-cell office:value-type="float" office:value="43.24" table:formula="of:=[Measurements.C25]/100" table:style-name="ce4">
            <text:p>43,24</text:p>
          </table:table-cell>
          <table:table-cell office:value-type="float" office:value="108056" table:formula="of:=[Measurements.D25]" table:style-name="ce4">
            <text:p>108056</text:p>
          </table:table-cell>
          <table:table-cell office:value-type="float" office:value="4.8780000000000004E-3" table:formula="of:=[Measurements.E25]/1000000" table:style-name="ce4">
            <text:p>0,004878</text:p>
          </table:table-cell>
          <table:table-cell office:value-type="float" office:value="189681" table:formula="of:=[Measurements.F25]" table:style-name="ce4">
            <text:p>189681</text:p>
          </table:table-cell>
          <table:table-cell office:value-type="float" office:value="1276.5999999999999" table:formula="of:=[Measurements.G25]/10" table:style-name="ce4">
            <text:p>1276,6</text:p>
          </table:table-cell>
          <table:table-cell office:value-type="float" office:value="8.4239999999999995" table:formula="of:=[Measurements.H25]/1000" table:style-name="ce4">
            <text:p>8,424</text:p>
          </table:table-cell>
          <table:table-cell office:value-type="float" office:value="238677" table:formula="of:=[Measurements.I25]" table:style-name="ce4">
            <text:p>238677</text:p>
          </table:table-cell>
          <table:table-cell office:value-type="float" office:value="78436" table:formula="of:=[Measurements.J25]" table:style-name="ce4">
            <text:p>78436</text:p>
          </table:table-cell>
          <table:table-cell office:value-type="float" office:value="157.53" table:formula="of:=[Measurements.K25]/100" table:style-name="ce4">
            <text:p>157,53</text:p>
          </table:table-cell>
          <table:table-cell office:value-type="float" office:value="6.5039999999999996" table:formula="of:=[Measurements.L25]/1000" table:style-name="ce4">
            <text:p>6,504</text:p>
          </table:table-cell>
          <table:table-cell office:value-type="float" office:value="9408.2000000000007" table:formula="of:=[Measurements.M25]/10" table:style-name="ce4">
            <text:p>9408,2</text:p>
          </table:table-cell>
          <table:table-cell office:value-type="float" office:value="14058.1" table:formula="of:=[Measurements.N25]/10" table:style-name="ce4">
            <text:p>14058,1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93.54000000000002" table:formula="of:=[Measurements.B26]/100" table:style-name="ce4">
            <text:p>293,54</text:p>
          </table:table-cell>
          <table:table-cell office:value-type="float" office:value="43.14" table:formula="of:=[Measurements.C26]/100" table:style-name="ce4">
            <text:p>43,14</text:p>
          </table:table-cell>
          <table:table-cell office:value-type="float" office:value="102003" table:formula="of:=[Measurements.D26]" table:style-name="ce4">
            <text:p>102003</text:p>
          </table:table-cell>
          <table:table-cell office:value-type="float" office:value="5.1139999999999996E-3" table:formula="of:=[Measurements.E26]/1000000" table:style-name="ce4">
            <text:p>0,005114</text:p>
          </table:table-cell>
          <table:table-cell office:value-type="float" office:value="146343" table:formula="of:=[Measurements.F26]" table:style-name="ce4">
            <text:p>146343</text:p>
          </table:table-cell>
          <table:table-cell office:value-type="float" office:value="1261.5999999999999" table:formula="of:=[Measurements.G26]/10" table:style-name="ce4">
            <text:p>1261,6</text:p>
          </table:table-cell>
          <table:table-cell office:value-type="float" office:value="8.51" table:formula="of:=[Measurements.H26]/1000" table:style-name="ce4">
            <text:p>8,51</text:p>
          </table:table-cell>
          <table:table-cell office:value-type="float" office:value="238486" table:formula="of:=[Measurements.I26]" table:style-name="ce4">
            <text:p>238486</text:p>
          </table:table-cell>
          <table:table-cell office:value-type="float" office:value="75911" table:formula="of:=[Measurements.J26]" table:style-name="ce4">
            <text:p>75911</text:p>
          </table:table-cell>
          <table:table-cell office:value-type="float" office:value="158.55000000000001" table:formula="of:=[Measurements.K26]/100" table:style-name="ce4">
            <text:p>158,55</text:p>
          </table:table-cell>
          <table:table-cell office:value-type="float" office:value="6.8949999999999996" table:formula="of:=[Measurements.L26]/1000" table:style-name="ce4">
            <text:p>6,895</text:p>
          </table:table-cell>
          <table:table-cell office:value-type="float" office:value="8564.6" table:formula="of:=[Measurements.M26]/10" table:style-name="ce4">
            <text:p>8564,6</text:p>
          </table:table-cell>
          <table:table-cell office:value-type="float" office:value="11942.4" table:formula="of:=[Measurements.N26]/10" table:style-name="ce4">
            <text:p>11942,4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97.69" table:formula="of:=[Measurements.B27]/100" table:style-name="ce4">
            <text:p>297,69</text:p>
          </table:table-cell>
          <table:table-cell office:value-type="float" office:value="42.41" table:formula="of:=[Measurements.C27]/100" table:style-name="ce4">
            <text:p>42,41</text:p>
          </table:table-cell>
          <table:table-cell office:value-type="float" office:value="187256" table:formula="of:=[Measurements.D27]" table:style-name="ce4">
            <text:p>187256</text:p>
          </table:table-cell>
          <table:table-cell office:value-type="float" office:value="4.9319999999999998E-3" table:formula="of:=[Measurements.E27]/1000000" table:style-name="ce4">
            <text:p>0,004932</text:p>
          </table:table-cell>
          <table:table-cell office:value-type="float" office:value="100137" table:formula="of:=[Measurements.F27]" table:style-name="ce4">
            <text:p>100137</text:p>
          </table:table-cell>
          <table:table-cell office:value-type="float" office:value="1280.8" table:formula="of:=[Measurements.G27]/10" table:style-name="ce4">
            <text:p>1280,8</text:p>
          </table:table-cell>
          <table:table-cell office:value-type="float" office:value="8.4819999999999993" table:formula="of:=[Measurements.H27]/1000" table:style-name="ce4">
            <text:p>8,482</text:p>
          </table:table-cell>
          <table:table-cell office:value-type="float" office:value="237357" table:formula="of:=[Measurements.I27]" table:style-name="ce4">
            <text:p>237357</text:p>
          </table:table-cell>
          <table:table-cell office:value-type="float" office:value="78907" table:formula="of:=[Measurements.J27]" table:style-name="ce4">
            <text:p>78907</text:p>
          </table:table-cell>
          <table:table-cell office:value-type="float" office:value="161.13999999999999" table:formula="of:=[Measurements.K27]/100" table:style-name="ce4">
            <text:p>161,14</text:p>
          </table:table-cell>
          <table:table-cell office:value-type="float" office:value="6.8090000000000002" table:formula="of:=[Measurements.L27]/1000" table:style-name="ce4">
            <text:p>6,809</text:p>
          </table:table-cell>
          <table:table-cell office:value-type="float" office:value="8612" table:formula="of:=[Measurements.M27]/10" table:style-name="ce4">
            <text:p>8612</text:p>
          </table:table-cell>
          <table:table-cell office:value-type="float" office:value="13345.8" table:formula="of:=[Measurements.N27]/10" table:style-name="ce4">
            <text:p>13345,8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79.25" table:formula="of:=[Measurements.B28]/100" table:style-name="ce4">
            <text:p>279,25</text:p>
          </table:table-cell>
          <table:table-cell office:value-type="float" office:value="42" table:formula="of:=[Measurements.C28]/100" table:style-name="ce4">
            <text:p>42</text:p>
          </table:table-cell>
          <table:table-cell office:value-type="float" office:value="186261" table:formula="of:=[Measurements.D28]" table:style-name="ce4">
            <text:p>186261</text:p>
          </table:table-cell>
          <table:table-cell office:value-type="float" office:value="4.7780000000000001E-3" table:formula="of:=[Measurements.E28]/1000000" table:style-name="ce4">
            <text:p>0,004778</text:p>
          </table:table-cell>
          <table:table-cell office:value-type="float" office:value="98614" table:formula="of:=[Measurements.F28]" table:style-name="ce4">
            <text:p>98614</text:p>
          </table:table-cell>
          <table:table-cell office:value-type="float" office:value="1281" table:formula="of:=[Measurements.G28]/10" table:style-name="ce4">
            <text:p>1281</text:p>
          </table:table-cell>
          <table:table-cell office:value-type="float" office:value="8.8469999999999995" table:formula="of:=[Measurements.H28]/1000" table:style-name="ce4">
            <text:p>8,847</text:p>
          </table:table-cell>
          <table:table-cell office:value-type="float" office:value="238073" table:formula="of:=[Measurements.I28]" table:style-name="ce4">
            <text:p>238073</text:p>
          </table:table-cell>
          <table:table-cell office:value-type="float" office:value="76147" table:formula="of:=[Measurements.J28]" table:style-name="ce4">
            <text:p>76147</text:p>
          </table:table-cell>
          <table:table-cell office:value-type="float" office:value="162.46" table:formula="of:=[Measurements.K28]/100" table:style-name="ce4">
            <text:p>162,46</text:p>
          </table:table-cell>
          <table:table-cell office:value-type="float" office:value="6.6459999999999999" table:formula="of:=[Measurements.L28]/1000" table:style-name="ce4">
            <text:p>6,646</text:p>
          </table:table-cell>
          <table:table-cell office:value-type="float" office:value="8576.2000000000007" table:formula="of:=[Measurements.M28]/10" table:style-name="ce4">
            <text:p>8576,2</text:p>
          </table:table-cell>
          <table:table-cell office:value-type="float" office:value="8620.5" table:formula="of:=[Measurements.N28]/10" table:style-name="ce4">
            <text:p>8620,5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12.87" table:formula="of:=[Measurements.B29]/100" table:style-name="ce4">
            <text:p>212,87</text:p>
          </table:table-cell>
          <table:table-cell office:value-type="float" office:value="35.79" table:formula="of:=[Measurements.C29]/100" table:style-name="ce4">
            <text:p>35,79</text:p>
          </table:table-cell>
          <table:table-cell office:value-type="float" office:value="191510" table:formula="of:=[Measurements.D29]" table:style-name="ce4">
            <text:p>191510</text:p>
          </table:table-cell>
          <table:table-cell office:value-type="float" office:value="4.8279999999999998E-3" table:formula="of:=[Measurements.E29]/1000000" table:style-name="ce4">
            <text:p>0,004828</text:p>
          </table:table-cell>
          <table:table-cell office:value-type="float" office:value="103178" table:formula="of:=[Measurements.F29]" table:style-name="ce4">
            <text:p>103178</text:p>
          </table:table-cell>
          <table:table-cell office:value-type="float" office:value="1260.7" table:formula="of:=[Measurements.G29]/10" table:style-name="ce4">
            <text:p>1260,7</text:p>
          </table:table-cell>
          <table:table-cell office:value-type="float" office:value="8.1579999999999995" table:formula="of:=[Measurements.H29]/1000" table:style-name="ce4">
            <text:p>8,158</text:p>
          </table:table-cell>
          <table:table-cell office:value-type="float" office:value="237190" table:formula="of:=[Measurements.I29]" table:style-name="ce4">
            <text:p>237190</text:p>
          </table:table-cell>
          <table:table-cell office:value-type="float" office:value="79160" table:formula="of:=[Measurements.J29]" table:style-name="ce4">
            <text:p>79160</text:p>
          </table:table-cell>
          <table:table-cell office:value-type="float" office:value="161.88" table:formula="of:=[Measurements.K29]/100" table:style-name="ce4">
            <text:p>161,88</text:p>
          </table:table-cell>
          <table:table-cell office:value-type="float" office:value="6.6379999999999999" table:formula="of:=[Measurements.L29]/1000" table:style-name="ce4">
            <text:p>6,638</text:p>
          </table:table-cell>
          <table:table-cell office:value-type="float" office:value="11404.9" table:formula="of:=[Measurements.M29]/10" table:style-name="ce4">
            <text:p>11404,9</text:p>
          </table:table-cell>
          <table:table-cell office:value-type="float" office:value="14042" table:formula="of:=[Measurements.N29]/10" table:style-name="ce4">
            <text:p>14042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70.64" table:formula="of:=[Measurements.B30]/100" table:style-name="ce4">
            <text:p>270,64</text:p>
          </table:table-cell>
          <table:table-cell office:value-type="float" office:value="39.07" table:formula="of:=[Measurements.C30]/100" table:style-name="ce4">
            <text:p>39,07</text:p>
          </table:table-cell>
          <table:table-cell office:value-type="float" office:value="192755" table:formula="of:=[Measurements.D30]" table:style-name="ce4">
            <text:p>192755</text:p>
          </table:table-cell>
          <table:table-cell office:value-type="float" office:value="5.0800000000000003E-3" table:formula="of:=[Measurements.E30]/1000000" table:style-name="ce4">
            <text:p>0,00508</text:p>
          </table:table-cell>
          <table:table-cell office:value-type="float" office:value="103662" table:formula="of:=[Measurements.F30]" table:style-name="ce4">
            <text:p>103662</text:p>
          </table:table-cell>
          <table:table-cell office:value-type="float" office:value="1236.9000000000001" table:formula="of:=[Measurements.G30]/10" table:style-name="ce4">
            <text:p>1236,9</text:p>
          </table:table-cell>
          <table:table-cell office:value-type="float" office:value="8.6519999999999992" table:formula="of:=[Measurements.H30]/1000" table:style-name="ce4">
            <text:p>8,652</text:p>
          </table:table-cell>
          <table:table-cell office:value-type="float" office:value="238239" table:formula="of:=[Measurements.I30]" table:style-name="ce4">
            <text:p>238239</text:p>
          </table:table-cell>
          <table:table-cell office:value-type="float" office:value="80220" table:formula="of:=[Measurements.J30]" table:style-name="ce4">
            <text:p>80220</text:p>
          </table:table-cell>
          <table:table-cell office:value-type="float" office:value="162.68" table:formula="of:=[Measurements.K30]/100" table:style-name="ce4">
            <text:p>162,68</text:p>
          </table:table-cell>
          <table:table-cell office:value-type="float" office:value="6.8630000000000004" table:formula="of:=[Measurements.L30]/1000" table:style-name="ce4">
            <text:p>6,863</text:p>
          </table:table-cell>
          <table:table-cell office:value-type="float" office:value="8713.1" table:formula="of:=[Measurements.M30]/10" table:style-name="ce4">
            <text:p>8713,1</text:p>
          </table:table-cell>
          <table:table-cell office:value-type="float" office:value="13941" table:formula="of:=[Measurements.N30]/10" table:style-name="ce4">
            <text:p>13941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308.52" table:formula="of:=[Measurements.B31]/100" table:style-name="ce4">
            <text:p>308,52</text:p>
          </table:table-cell>
          <table:table-cell office:value-type="float" office:value="41.92" table:formula="of:=[Measurements.C31]/100" table:style-name="ce4">
            <text:p>41,92</text:p>
          </table:table-cell>
          <table:table-cell office:value-type="float" office:value="188818" table:formula="of:=[Measurements.D31]" table:style-name="ce4">
            <text:p>188818</text:p>
          </table:table-cell>
          <table:table-cell office:value-type="float" office:value="5.2449999999999997E-3" table:formula="of:=[Measurements.E31]/1000000" table:style-name="ce4">
            <text:p>0,005245</text:p>
          </table:table-cell>
          <table:table-cell office:value-type="float" office:value="108828" table:formula="of:=[Measurements.F31]" table:style-name="ce4">
            <text:p>108828</text:p>
          </table:table-cell>
          <table:table-cell office:value-type="float" office:value="1251.3" table:formula="of:=[Measurements.G31]/10" table:style-name="ce4">
            <text:p>1251,3</text:p>
          </table:table-cell>
          <table:table-cell office:value-type="float" office:value="8.9559999999999995" table:formula="of:=[Measurements.H31]/1000" table:style-name="ce4">
            <text:p>8,956</text:p>
          </table:table-cell>
          <table:table-cell office:value-type="float" office:value="237714" table:formula="of:=[Measurements.I31]" table:style-name="ce4">
            <text:p>237714</text:p>
          </table:table-cell>
          <table:table-cell office:value-type="float" office:value="76167" table:formula="of:=[Measurements.J31]" table:style-name="ce4">
            <text:p>76167</text:p>
          </table:table-cell>
          <table:table-cell office:value-type="float" office:value="156.38999999999999" table:formula="of:=[Measurements.K31]/100" table:style-name="ce4">
            <text:p>156,39</text:p>
          </table:table-cell>
          <table:table-cell office:value-type="float" office:value="6.577" table:formula="of:=[Measurements.L31]/1000" table:style-name="ce4">
            <text:p>6,577</text:p>
          </table:table-cell>
          <table:table-cell office:value-type="float" office:value="8770.7999999999993" table:formula="of:=[Measurements.M31]/10" table:style-name="ce4">
            <text:p>8770,8</text:p>
          </table:table-cell>
          <table:table-cell office:value-type="float" office:value="14063.8" table:formula="of:=[Measurements.N31]/10" table:style-name="ce4">
            <text:p>14063,8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68.91000000000003" table:formula="of:=[Measurements.B32]/100" table:style-name="ce4">
            <text:p>268,91</text:p>
          </table:table-cell>
          <table:table-cell office:value-type="float" office:value="42.62" table:formula="of:=[Measurements.C32]/100" table:style-name="ce4">
            <text:p>42,62</text:p>
          </table:table-cell>
          <table:table-cell office:value-type="float" office:value="196460" table:formula="of:=[Measurements.D32]" table:style-name="ce4">
            <text:p>196460</text:p>
          </table:table-cell>
          <table:table-cell office:value-type="float" office:value="5.2779999999999997E-3" table:formula="of:=[Measurements.E32]/1000000" table:style-name="ce4">
            <text:p>0,005278</text:p>
          </table:table-cell>
          <table:table-cell office:value-type="float" office:value="106830" table:formula="of:=[Measurements.F32]" table:style-name="ce4">
            <text:p>106830</text:p>
          </table:table-cell>
          <table:table-cell office:value-type="float" office:value="1256.5999999999999" table:formula="of:=[Measurements.G32]/10" table:style-name="ce4">
            <text:p>1256,6</text:p>
          </table:table-cell>
          <table:table-cell office:value-type="float" office:value="8.718" table:formula="of:=[Measurements.H32]/1000" table:style-name="ce4">
            <text:p>8,718</text:p>
          </table:table-cell>
          <table:table-cell office:value-type="float" office:value="237692" table:formula="of:=[Measurements.I32]" table:style-name="ce4">
            <text:p>237692</text:p>
          </table:table-cell>
          <table:table-cell office:value-type="float" office:value="80004" table:formula="of:=[Measurements.J32]" table:style-name="ce4">
            <text:p>80004</text:p>
          </table:table-cell>
          <table:table-cell office:value-type="float" office:value="155.68" table:formula="of:=[Measurements.K32]/100" table:style-name="ce4">
            <text:p>155,68</text:p>
          </table:table-cell>
          <table:table-cell office:value-type="float" office:value="7.0609999999999999" table:formula="of:=[Measurements.L32]/1000" table:style-name="ce4">
            <text:p>7,061</text:p>
          </table:table-cell>
          <table:table-cell office:value-type="float" office:value="10867.9" table:formula="of:=[Measurements.M32]/10" table:style-name="ce4">
            <text:p>10867,9</text:p>
          </table:table-cell>
          <table:table-cell office:value-type="float" office:value="10491.6" table:formula="of:=[Measurements.N32]/10" table:style-name="ce4">
            <text:p>10491,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Mean</text:p>
          </table:table-cell>
          <table:table-cell office:value-type="float" office:value="286.37433333333337" table:formula="of:=AVERAGE([.B3:.B32])" table:style-name="ce4">
            <text:p>286,3743333</text:p>
          </table:table-cell>
          <table:table-cell office:value-type="float" office:value="40.326999999999991" table:formula="of:=AVERAGE([.C3:.C32])" table:style-name="ce4">
            <text:p>40,327</text:p>
          </table:table-cell>
          <table:table-cell office:value-type="float" office:value="130250.46666666666" table:formula="of:=AVERAGE([.D3:.D32])" table:style-name="ce4">
            <text:p>130250,4667</text:p>
          </table:table-cell>
          <table:table-cell office:value-type="float" office:value="4.9566666666666665E-3" table:formula="of:=AVERAGE([.E3:.E32])" table:style-name="ce4">
            <text:p>0,004956667</text:p>
          </table:table-cell>
          <table:table-cell office:value-type="float" office:value="122011.9" table:formula="of:=AVERAGE([.F3:.F32])" table:style-name="ce4">
            <text:p>122011,9</text:p>
          </table:table-cell>
          <table:table-cell office:value-type="float" office:value="1288.6133333333332" table:formula="of:=AVERAGE([.G3:.G32])" table:style-name="ce4">
            <text:p>1288,613333</text:p>
          </table:table-cell>
          <table:table-cell office:value-type="float" office:value="7.9185999999999979" table:formula="of:=AVERAGE([.H3:.H32])" table:style-name="ce4">
            <text:p>7,9186</text:p>
          </table:table-cell>
          <table:table-cell office:value-type="float" office:value="330439.2" table:formula="of:=AVERAGE([.I3:.I32])" table:style-name="ce4">
            <text:p>330439,2</text:p>
          </table:table-cell>
          <table:table-cell office:value-type="float" office:value="78588.399999999994" table:formula="of:=AVERAGE([.J3:.J32])" table:style-name="ce4">
            <text:p>78588,4</text:p>
          </table:table-cell>
          <table:table-cell office:value-type="float" office:value="159.77200000000002" table:formula="of:=AVERAGE([.K3:.K32])" table:style-name="ce4">
            <text:p>159,772</text:p>
          </table:table-cell>
          <table:table-cell office:value-type="float" office:value="6.526866666666665" table:formula="of:=AVERAGE([.L3:.L32])" table:style-name="ce4">
            <text:p>6,526866667</text:p>
          </table:table-cell>
          <table:table-cell office:value-type="float" office:value="10691.006666666666" table:formula="of:=AVERAGE([.M3:.M32])" table:style-name="ce4">
            <text:p>10691,00667</text:p>
          </table:table-cell>
          <table:table-cell office:value-type="float" office:value="10855.619999999999" table:formula="of:=AVERAGE([.N3:.N32])" table:style-name="ce4">
            <text:p>10855,62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All</text:p>
          </table:table-cell>
          <table:table-cell office:value-type="string" table:style-name="ce3">
            <text:p>Search by fiel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MAOG</text:p>
          </table:table-cell>
          <table:table-cell office:value-type="float" office:value="286.37433333333337" table:formula="of:=[.B34]" table:style-name="ce4">
            <text:p>286,3743333</text:p>
          </table:table-cell>
          <table:table-cell office:value-type="float" office:value="40.326999999999991" table:formula="of:=[.C34]" table:style-name="ce4">
            <text:p>40,32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RDF4J-Beans</text:p>
          </table:table-cell>
          <table:table-cell office:value-type="float" office:value="130250.46666666666" table:formula="of:=[.D34]" table:style-name="ce4">
            <text:p>130250,4667</text:p>
          </table:table-cell>
          <table:table-cell office:value-type="float" office:value="122011.9" table:formula="of:=[.F34]" table:style-name="ce4">
            <text:p>122011,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Walder</text:p>
          </table:table-cell>
          <table:table-cell office:value-type="float" office:value="1288.6133333333332" table:formula="of:=[.G34]" table:style-name="ce4">
            <text:p>1288,613333</text:p>
          </table:table-cell>
          <table:table-cell office:value-type="float" office:value="7.9185999999999979" table:formula="of:=[.H34]" table:style-name="ce4">
            <text:p>7,918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LDFlex</text:p>
          </table:table-cell>
          <table:table-cell office:value-type="float" office:value="330439.2" table:formula="of:=[.I34]" table:style-name="ce4">
            <text:p>330439,2</text:p>
          </table:table-cell>
          <table:table-cell office:value-type="float" office:value="78588.399999999994" table:formula="of:=[.J34]" table:style-name="ce4">
            <text:p>78588,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LDkit</text:p>
          </table:table-cell>
          <table:table-cell office:value-type="float" office:value="159.77200000000002" table:formula="of:=[.K34]" table:style-name="ce4">
            <text:p>159,772</text:p>
          </table:table-cell>
          <table:table-cell office:value-type="float" office:value="6.526866666666665" table:formula="of:=[.L34]" table:style-name="ce4">
            <text:p>6,52686666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LDO</text:p>
          </table:table-cell>
          <table:table-cell office:value-type="float" office:value="10691.006666666666" table:formula="of:=[.M34]" table:style-name="ce4">
            <text:p>10691,00667</text:p>
          </table:table-cell>
          <table:table-cell office:value-type="float" office:value="10855.619999999999" table:formula="of:=[.N34]" table:style-name="ce4">
            <text:p>10855,62</text:p>
          </table:table-cell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rminio</meta:initial-creator>
    <dc:creator>Herminio</dc:creator>
    <meta:creation-date>2024-10-09T11:32:02Z</meta:creation-date>
    <dc:date>2024-10-09T11:32:26Z</dc:date>
  </office:meta>
</office:document-meta>
</file>